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0142E8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52cm"/>
    </style:style>
    <style:style style:name="gr2" style:family="graphic" style:parent-style-name="objectwithoutfill">
      <style:graphic-properties svg:stroke-width="0.4cm" svg:stroke-color="#808080" draw:fill="none" draw:textarea-horizontal-align="center" draw:textarea-vertical-align="middle" fo:padding-top="0.2cm" fo:padding-bottom="0.2cm" fo:padding-left="0.2cm" fo:padding-right="0.2cm"/>
    </style:style>
    <style:style style:name="gr3" style:family="graphic" style:parent-style-name="standard">
      <style:graphic-properties draw:stroke="solid" draw:stroke-dash="Dash_20_1" svg:stroke-width="0.05cm" svg:stroke-color="#000000" draw:marker-start-width="0.3cm" draw:marker-start-center="false" draw:marker-end-width="0.3cm" draw:marker-end-center="false" draw:fill="solid" draw:fill-color="#ffffff" draw:fill-gradient-name="Gradient_20_1" draw:fill-hatch-name="Hatch_20_1" draw:fill-image-name="Bitmape_20_1" draw:fill-image-width="1cm" draw:fill-image-height="1cm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4" style:family="graphic" style:parent-style-name="standard">
      <style:graphic-properties svg:stroke-width="0.4cm" svg:stroke-color="#808080" draw:textarea-horizontal-align="center" draw:textarea-vertical-align="middle" fo:padding-top="0.2cm" fo:padding-bottom="0.2cm" fo:padding-left="0.2cm" fo:padding-right="0.2cm"/>
    </style:style>
    <style:style style:name="gr5" style:family="graphic" style:parent-style-name="standard">
      <style:graphic-properties draw:stroke="none" draw:fill-color="#ffffff" draw:fill-image-width="1cm" draw:fill-image-height="1cm" draw:textarea-horizontal-align="center" draw:textarea-vertical-align="middle"/>
    </style:style>
    <style:style style:name="gr6" style:family="graphic" style:parent-style-name="objectwithoutfill">
      <style:graphic-properties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solid" draw:stroke-dash="Dash_20_1" svg:stroke-width="0.1cm" svg:stroke-color="#000000" draw:marker-start-width="0.3cm" draw:marker-start-center="false" draw:marker-end-width="0.3cm" draw:marker-end-center="false" draw:fill="solid" draw:fill-color="#ffffff" draw:fill-gradient-name="Gradient_20_1" draw:fill-hatch-name="Hatch_20_1" draw:fill-image-name="Bitmape_20_1" draw:textarea-horizontal-align="center" draw:textarea-vertical-align="middle" fo:padding-top="0.05cm" fo:padding-bottom="0.05cm" fo:padding-left="0.05cm" fo:padding-right="0.0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_20_1" svg:stroke-width="0.05cm" svg:stroke-color="#000000" draw:marker-start-width="0.3cm" draw:marker-start-center="false" draw:marker-end-width="0.3cm" draw:marker-end-center="false" draw:fill="solid" draw:fill-color="#e6e6ff" draw:fill-gradient-name="Gradient_20_1" draw:fill-hatch-name="Hatch_20_1" draw:fill-image-name="Bitmape_20_1" draw:fill-image-width="1cm" draw:fill-image-height="1cm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_20_1" svg:stroke-width="0.05cm" svg:stroke-color="#000000" draw:marker-start-width="0.3cm" draw:marker-start-center="false" draw:marker-end-width="0.3cm" draw:marker-end-center="false" draw:fill="solid" draw:fill-color="#e6e6e6" draw:fill-gradient-name="Gradient_20_1" draw:fill-hatch-name="Hatch_20_1" draw:fill-image-name="Bitmape_20_1" draw:fill-image-width="1cm" draw:fill-image-height="1cm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0c0c0" draw:fill-gradient-name="Gradient_20_1" draw:fill-hatch-name="Hatch_20_1" draw:fill-image-name="Bitmape_20_1" draw:textarea-horizontal-align="center" draw:textarea-vertical-align="middle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_20_1" svg:stroke-width="0.05cm" svg:stroke-color="#000000" draw:marker-start-width="0.3cm" draw:marker-start-center="false" draw:marker-end-width="0.3cm" draw:marker-end-center="false" draw:fill="solid" draw:fill-color="#00ae00" draw:fill-gradient-name="Gradient_20_1" draw:fill-hatch-name="Hatch_20_1" draw:fill-image-name="Bitmape_20_1" draw:fill-image-width="1cm" draw:fill-image-height="1cm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12" style:family="graphic" style:parent-style-name="measure">
      <style:graphic-properties draw:stroke="solid" draw:marker-start="Arrow" draw:marker-start-width="0.2cm" draw:marker-end="Arrow" draw:marker-end-width="0.2cm" draw:textarea-horizontal-align="center" draw:textarea-vertical-align="middle" draw:line-distance="0.699cm" draw:show-unit="true"/>
    </style:style>
    <style:style style:name="gr13" style:family="graphic" style:parent-style-name="measure">
      <style:graphic-properties draw:stroke="solid" draw:marker-start="Arrow" draw:marker-start-width="0.2cm" draw:marker-end="Arrow" draw:marker-end-width="0.2cm" draw:textarea-horizontal-align="center" draw:textarea-vertical-align="middle" draw:line-distance="0.674cm" draw:show-unit="true"/>
    </style:style>
    <style:style style:name="gr14" style:family="graphic" style:parent-style-name="measure">
      <style:graphic-properties draw:stroke="solid" draw:marker-start="Arrow" draw:marker-start-width="0.2cm" draw:marker-end="Arrow" draw:marker-end-width="0.2cm" draw:textarea-horizontal-align="center" draw:textarea-vertical-align="middle" draw:show-unit="true"/>
    </style:style>
    <style:style style:name="P1" style:family="paragraph">
      <style:paragraph-properties fo:margin-left="0cm" fo:margin-right="0cm" fo:margin-top="0cm" fo:margin-bottom="0cm" fo:line-height="100%" fo:text-align="start" text:enable-numbering="false" fo:text-indent="0cm"/>
    </style:style>
    <style:style style:name="P2" style:family="paragraph">
      <style:paragraph-properties fo:text-align="center"/>
      <style:text-properties fo:font-family="Thorndale" style:font-style-name="Standard" style:font-family-generic="roman" style:font-pitch="variable" fo:font-size="28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fo:font-family="Albany" style:font-style-name="Standard" style:font-family-generic="swiss" style:font-pitch="variable" fo:font-size="28pt" fo:font-weight="bold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061cm" svg:height="1.352cm" svg:x="8.06cm" svg:y="2cm">
          <draw:text-box draw:corner-radius="0.144cm">
            <text:p text:style-name="P1"><text:span text:style-name="T1">Floor Plan</text:span></text:p>
          </draw:text-box>
        </draw:frame>
        <draw:g>
          <draw:rect draw:style-name="gr2" draw:text-style-name="P3" draw:layer="layout" svg:width="15.029cm" svg:height="20.885cm" svg:x="2.263cm" svg:y="4.98cm">
            <text:p/>
          </draw:rect>
          <draw:g draw:name="Chair">
            <draw:path draw:style-name="gr3" draw:text-style-name="P4" draw:layer="layout" svg:width="0.873cm" svg:height="0.817cm" draw:transform="rotate (-1.5707963267946) translate (14.4249999999999cm 12.3589999999998cm)" svg:viewBox="0 0 874 818" svg:d="m778-28032c0 0 0 0 0 0 7-1 14-2 21-4s11-6 18-9 10-9 16-15 11-12 14-17 8-14 11-21 5-17 9-25 1-18 4-28 1-18 3-29c0-177 0-353 0-530 0 0 0 0 0 0-1-9-2-18-3-28s-2-18-4-24-7-15-9-24-7-14-11-21-9-12-14-17-11-9-16-14-12-5-18-8-15-2-21-4c-229 0-458 0-687 0 0 0 0 0 0 0-6 1-12 3-18 4s-11 5-16 8-11 9-15 14-10 12-15 17-6 14-11 21-7 15-8 24-5 17-6 24-1 19-2 28c0 177 0 354 0 530 0 0 0 0 0 0 1 9 2 19 2 29s4 19 6 28 5 18 8 25 7 16 11 21 9 10 15 17 9 9 15 15 11 6 16 9 12 5 18 4">
              <text:p/>
            </draw:path>
            <draw:path draw:style-name="gr3" draw:text-style-name="P4" draw:layer="layout" svg:width="0.871cm" svg:height="0.809cm" draw:transform="rotate (-1.5707963267946) translate (14.4169999999999cm 13.27cm)" svg:viewBox="0 0 872 810" svg:d="m782-28024c0 0 0 0 0 0 5-1 12-2 19-4s11-4 16-7 11-7 16-13 10-10 13-17 8-13 11-20 8-17 8-26 5-17 4-24 2-18 3-30c0-177 0-353 0-530 0 0 0 0 0 0-1-9-2-18-3-29s-1-16-4-25-5-17-8-25-6-12-11-19-9-13-13-18-10-10-16-13-11-4-16-7-12-2-19-3c-229 0-458 0-687 0 0 0 0 0 0 0-6 1-12 2-19 3s-12 4-17 7-12 8-17 13-8 12-13 18-8 12-11 19-7 16-10 25-6 16-6 25-3 19-2 29c0 177 0 354 0 530 0 0 0 0 0 0 1 9 2 19 2 30s4 16 6 24 5 17 10 26 7 13 11 20 8 11 13 17 12 8 17 13 12 6 17 7 12 5 19 4">
              <text:p/>
            </draw:path>
            <draw:path draw:style-name="gr3" draw:text-style-name="P4" draw:layer="layout" svg:width="0.23cm" svg:height="1.115cm" draw:transform="rotate (-1.5707963267946) translate (14.1449999999999cm 12.0879999999997cm)" svg:viewBox="0 0 231 1116" svg:d="m185-27174c0 0 0 0 0 0 0 0 8 0 11-1s7-2 8-3 6-3 8-6 4-5 6-8 3-6 6-10 2-8 4-13 2-9 1-12 1-9 2-16c0-325 0-651 0-979 0 0 0 0 0 0 0 0-1-6-2-11s0-8-1-13-2-9-4-13-5-6-6-11-3-6-6-9-5-5-8-6-5-3-8-4-7 0-11-1c-46 0-92 0-139 0 0 0 0 0 0 0 0 0-6 0-10 1s-6 3-10 4-6 4-6 6-4 5-7 9-5 7-6 11-3 10-4 13-2 8-1 13 0 6-2 11c0 326 0 652 0 979 0 0 0 0 0 0 0 6 1 11 2 16s0 8 1 12 3 8 4 13 4 6 6 10 4 7 7 8 5 5 6 6 5 3 10 3 7 2 10 1">
              <text:p/>
            </draw:path>
            <draw:path draw:style-name="gr3" draw:text-style-name="P4" draw:layer="layout" svg:width="0.218cm" svg:height="1.074cm" draw:transform="rotate (-1.5707963267946) translate (14.0959999999999cm 14.187cm)" svg:viewBox="0 0 219 1075" svg:d="m159-27117c0 0 0 0 0 0 0 0 7-1 11-2s8-3 12-4 7-4 10-6 7-5 9-9 4-9 7-14 5-9 5-12 3-9 4-14 2-11 1-16c0-307 0-614 0-922 0 0 0 0 0 0 0-5 0-10-1-15s-2-9-4-14-2-8-5-12-5-8-7-12-5-6-9-11-6-4-10-6-8-3-12-4-6 0-11-2c-34 0-69 0-104 0 0 0 0 0 0 0 0 0-7 1-12 2s-6 2-10 4-7 4-9 6-7 6-8 11-5 6-6 12-2 10-5 12-3 9-4 14-2 11-1 15c0 308 0 615 0 922 0 0 0 0 0 0 0 6 0 11 1 16s3 10 4 14 2 8 5 12 5 9 6 14 4 6 8 9 5 4 9 6 7 3 10 4 7 0 12 2">
              <text:p/>
            </draw:path>
            <draw:path draw:style-name="gr3" draw:text-style-name="P4" draw:layer="layout" svg:width="1.787cm" svg:height="0.52cm" draw:transform="rotate (-1.5707963267946) translate (13.555999999998cm 12.3539999999998cm)" svg:viewBox="0 0 1788 521" svg:d="m0-26591c0-144 0-289 0-434 0 0 0 0 0 0 9-3 18-6 25-10s16-7 25-9 18-7 27-9 18-6 27-9 19-5 28-7 19-5 28-7 19-5 29-7 20-3 30-6 20-4 30-5 20-5 29-6 21-3 32-3 20-1 30-2 20-3 31-4 20 0 31 0 21 0 30-1 21 0 32 1 20 1 31 0 21 1 30 2 22 3 31 4 18 2 29 3 21 3 29 6 20 4 30 5 21 6 28 8 18 5 27 6 19 5 28 9 18 6 27 9 15 6 25 11 16 8 25 13 15 8 23 12 15 9 22 14 15 11 23 16 15 12 20 17c0 0 0 0 0 0 6-6 12-12 17-19s15-9 21-14 14-11 21-15 16-9 23-13 18-9 25-13 17-8 26-11 19-8 28-10 19-7 28-9 20-5 31-8 19-4 30-7 20-2 31-5 22-4 32-5 23-2 35-4 20-1 32-2 23-2 33-1 21-1 34-2 21 0 33 0 23 0 34 0 23 1 34 2 23 3 32 3 22 2 32 2 22 4 31 5 20 2 32 4 19 3 30 5 19 4 29 8 19 3 28 5 19 6 27 9 15 4 24 7 17 6 23 9 16 6 23 9 12 5 19 9 11 6 18 10c0 144 0 289 0 434">
              <text:p/>
            </draw:path>
          </draw:g>
          <draw:line draw:style-name="gr4" draw:text-style-name="P3" draw:layer="layout" svg:x1="7.308cm" svg:y1="11.695cm" svg:x2="7.308cm" svg:y2="25.865cm">
            <text:p/>
          </draw:line>
          <draw:g>
            <draw:rect draw:style-name="gr5" draw:text-style-name="P3" draw:layer="layout" svg:width="1.722cm" svg:height="0.526cm" svg:x="3.708cm" svg:y="25.666cm">
              <text:p/>
            </draw:rect>
            <draw:g>
              <draw:path draw:style-name="gr3" draw:text-style-name="P4" draw:layer="layout" svg:width="0.477cm" svg:height="0.18cm" draw:transform="rotate (-1.5707963267946) translate (3.68cm 25.6199999999999cm)" svg:viewBox="0 0 478 181" svg:d="m239-7360c79 0 159 0 239 0 0 60 0 120 0 181-159 0-318 0-478 0 0-61 0-121 0-181 79 0 159 0 239 0z">
                <text:p/>
              </draw:path>
              <draw:path draw:style-name="gr3" draw:text-style-name="P4" draw:layer="layout" svg:width="0.477cm" svg:height="0.18cm" draw:transform="rotate (-1.5707963267946) translate (3.68cm 25.6199999999999cm)" svg:viewBox="0 0 478 181" svg:d="m239-7360c79 0 159 0 239 0 0 60 0 120 0 181-159 0-318 0-478 0 0-61 0-121 0-181 79 0 159 0 239 0z">
                <text:p/>
              </draw:path>
              <draw:path draw:style-name="gr3" draw:text-style-name="P4" draw:layer="layout" svg:width="0.477cm" svg:height="0.18cm" draw:transform="rotate (-1.5707963267946) translate (5.645cm 25.6199999999999cm)" svg:viewBox="0 0 478 181" svg:d="m239-11290c79 0 159 0 239 0 0 61 0 122 0 181-159 0-318 0-478 0 0-60 0-120 0-181 79 0 159 0 239 0z">
                <text:p/>
              </draw:path>
              <draw:path draw:style-name="gr3" draw:text-style-name="P4" draw:layer="layout" svg:width="1.069cm" svg:height="1.347cm" draw:transform="rotate (-1.5707963267946) translate (5.51399999999851cm 24.8469999999996cm)" svg:viewBox="0 0 1070 1348" svg:d="m1037-10985c11 13 22 27 33 42-334 421-668 842-1003 1263-22-28-44-56-67-85 334-420 668-841 1003-1263 11 13 23 28 34 43z">
                <text:p/>
              </draw:path>
              <draw:path draw:style-name="gr3" draw:text-style-name="P4" draw:layer="layout" svg:width="0.98cm" svg:height="0.514cm" draw:transform="rotate (-1.5707963267946) translate (4.2cm 24.891cm)" svg:viewBox="0 0 981 515" svg:d="m981-7885c-366 0-718-112-981-515">
                <text:p/>
              </draw:path>
            </draw:g>
          </draw:g>
          <draw:g>
            <draw:rect draw:style-name="gr6" draw:text-style-name="P3" draw:layer="layout" svg:width="0.523cm" svg:height="1.96cm" svg:x="1.968cm" svg:y="19.918cm">
              <text:p/>
            </draw:rect>
            <draw:g>
              <draw:path draw:style-name="gr3" draw:text-style-name="P4" draw:layer="layout" svg:width="0.477cm" svg:height="0.164cm" svg:x="2.001cm" svg:y="19.902cm" svg:viewBox="0 0 478 165" svg:d="m239 165c-79 0-158 0-239 0 0-55 0-110 0-165 159 0 319 0 478 0 0 55 0 110 0 165-79 0-158 0-239 0z">
                <text:p/>
              </draw:path>
              <draw:path draw:style-name="gr7" draw:text-style-name="P5" draw:layer="layout" svg:width="0cm" svg:height="1.665cm" svg:x="2.246cm" svg:y="20.056cm" svg:viewBox="0 0 0 1666" svg:d="m0 0c0 555 0 1111 0 1666">
                <text:p/>
              </draw:path>
              <draw:path draw:style-name="gr3" draw:text-style-name="P4" draw:layer="layout" svg:width="0.477cm" svg:height="0.165cm" svg:x="2.001cm" svg:y="21.695cm" svg:viewBox="0 0 478 166" svg:d="m239 166c-79 0-158 0-239 0 0-55 0-110 0-166 159 0 319 0 478 0 0 55 0 111 0 166-79 0-158 0-239 0z">
                <text:p/>
              </draw:path>
              <draw:path draw:style-name="gr3" draw:text-style-name="P4" draw:layer="layout" svg:width="0.477cm" svg:height="0.164cm" svg:x="2.001cm" svg:y="19.902cm" svg:viewBox="0 0 478 165" svg:d="m239 165c-79 0-158 0-239 0 0-55 0-110 0-165 159 0 319 0 478 0 0 55 0 110 0 165-79 0-158 0-239 0z">
                <text:p/>
              </draw:path>
            </draw:g>
          </draw:g>
          <draw:g>
            <draw:rect draw:style-name="gr6" draw:text-style-name="P3" draw:layer="layout" svg:width="0.523cm" svg:height="1.96cm" svg:x="1.991cm" svg:y="13.921cm">
              <text:p/>
            </draw:rect>
            <draw:g>
              <draw:path draw:style-name="gr3" draw:text-style-name="P4" draw:layer="layout" svg:width="0.477cm" svg:height="0.164cm" svg:x="2.024cm" svg:y="13.905cm" svg:viewBox="0 0 478 165" svg:d="m239 165c-79 0-158 0-239 0 0-55 0-110 0-165 159 0 319 0 478 0 0 55 0 110 0 165-79 0-158 0-239 0z">
                <text:p/>
              </draw:path>
              <draw:path draw:style-name="gr7" draw:text-style-name="P5" draw:layer="layout" svg:width="0cm" svg:height="1.665cm" svg:x="2.269cm" svg:y="14.059cm" svg:viewBox="0 0 0 1666" svg:d="m0 0c0 555 0 1111 0 1666">
                <text:p/>
              </draw:path>
              <draw:path draw:style-name="gr3" draw:text-style-name="P4" draw:layer="layout" svg:width="0.477cm" svg:height="0.165cm" svg:x="2.024cm" svg:y="15.698cm" svg:viewBox="0 0 478 166" svg:d="m239 166c-79 0-158 0-239 0 0-55 0-110 0-166 159 0 319 0 478 0 0 55 0 111 0 166-79 0-158 0-239 0z">
                <text:p/>
              </draw:path>
              <draw:path draw:style-name="gr3" draw:text-style-name="P4" draw:layer="layout" svg:width="0.477cm" svg:height="0.164cm" svg:x="2.024cm" svg:y="13.905cm" svg:viewBox="0 0 478 165" svg:d="m239 165c-79 0-158 0-239 0 0-55 0-110 0-165 159 0 319 0 478 0 0 55 0 110 0 165-79 0-158 0-239 0z">
                <text:p/>
              </draw:path>
            </draw:g>
          </draw:g>
          <draw:g>
            <draw:rect draw:style-name="gr6" draw:text-style-name="P3" draw:layer="layout" svg:width="0.523cm" svg:height="3.955cm" svg:x="16.984cm" svg:y="7.905cm">
              <text:p/>
            </draw:rect>
            <draw:g>
              <draw:path draw:style-name="gr3" draw:text-style-name="P4" draw:layer="layout" svg:width="0.477cm" svg:height="0.332cm" svg:x="17.017cm" svg:y="7.873cm" svg:viewBox="0 0 478 333" svg:d="m239 333c-79 0-158 0-239 0 0-111 0-222 0-333 159 0 319 0 478 0 0 111 0 222 0 333-79 0-158 0-239 0z">
                <text:p/>
              </draw:path>
              <draw:path draw:style-name="gr7" draw:text-style-name="P5" draw:layer="layout" svg:width="0cm" svg:height="3.36cm" svg:x="17.262cm" svg:y="8.184cm" svg:viewBox="0 0 0 3361" svg:d="m0 0c0 1120 0 2240 0 3361">
                <text:p/>
              </draw:path>
              <draw:path draw:style-name="gr3" draw:text-style-name="P4" draw:layer="layout" svg:width="0.477cm" svg:height="0.334cm" svg:x="17.017cm" svg:y="11.491cm" svg:viewBox="0 0 478 335" svg:d="m239 335c-79 0-158 0-239 0 0-111 0-222 0-335 159 0 319 0 478 0 0 111 0 223 0 335-79 0-158 0-239 0z">
                <text:p/>
              </draw:path>
              <draw:path draw:style-name="gr3" draw:text-style-name="P4" draw:layer="layout" svg:width="0.477cm" svg:height="0.332cm" svg:x="17.017cm" svg:y="7.873cm" svg:viewBox="0 0 478 333" svg:d="m239 333c-79 0-158 0-239 0 0-111 0-222 0-333 159 0 319 0 478 0 0 111 0 222 0 333-79 0-158 0-239 0z">
                <text:p/>
              </draw:path>
            </draw:g>
          </draw:g>
          <draw:g>
            <draw:rect draw:style-name="gr6" draw:text-style-name="P3" draw:layer="layout" svg:width="0.523cm" svg:height="1.96cm" svg:x="17.02cm" svg:y="15.932cm">
              <text:p/>
            </draw:rect>
            <draw:g>
              <draw:path draw:style-name="gr3" draw:text-style-name="P4" draw:layer="layout" svg:width="0.477cm" svg:height="0.164cm" svg:x="17.053cm" svg:y="15.916cm" svg:viewBox="0 0 478 165" svg:d="m239 165c-79 0-158 0-239 0 0-55 0-110 0-165 159 0 319 0 478 0 0 55 0 110 0 165-79 0-158 0-239 0z">
                <text:p/>
              </draw:path>
              <draw:path draw:style-name="gr7" draw:text-style-name="P5" draw:layer="layout" svg:width="0cm" svg:height="1.665cm" svg:x="17.298cm" svg:y="16.07cm" svg:viewBox="0 0 0 1666" svg:d="m0 0c0 555 0 1111 0 1666">
                <text:p/>
              </draw:path>
              <draw:path draw:style-name="gr3" draw:text-style-name="P4" draw:layer="layout" svg:width="0.477cm" svg:height="0.165cm" svg:x="17.053cm" svg:y="17.709cm" svg:viewBox="0 0 478 166" svg:d="m239 166c-79 0-158 0-239 0 0-55 0-110 0-166 159 0 319 0 478 0 0 55 0 111 0 166-79 0-158 0-239 0z">
                <text:p/>
              </draw:path>
              <draw:path draw:style-name="gr3" draw:text-style-name="P4" draw:layer="layout" svg:width="0.477cm" svg:height="0.164cm" svg:x="17.053cm" svg:y="15.916cm" svg:viewBox="0 0 478 165" svg:d="m239 165c-79 0-158 0-239 0 0-55 0-110 0-165 159 0 319 0 478 0 0 55 0 110 0 165-79 0-158 0-239 0z">
                <text:p/>
              </draw:path>
            </draw:g>
          </draw:g>
          <draw:g>
            <draw:rect draw:style-name="gr6" draw:text-style-name="P3" draw:layer="layout" svg:width="0.523cm" svg:height="3.955cm" draw:transform="rotate (1.5707963267946) translate (12.151cm 5.256cm)">
              <text:p/>
            </draw:rect>
            <draw:g>
              <draw:path draw:style-name="gr3" draw:text-style-name="P4" draw:layer="layout" svg:width="0.477cm" svg:height="0.332cm" draw:transform="rotate (1.5707963267946) translate (12.119cm 5.223cm)" svg:viewBox="0 0 478 333" svg:d="m239 24571c-79 0-158 0-239 0 0-111 0-222 0-333 159 0 319 0 478 0 0 111 0 222 0 333-79 0-158 0-239 0z">
                <text:p/>
              </draw:path>
              <draw:path draw:style-name="gr7" draw:text-style-name="P5" draw:layer="layout" svg:width="-0.001cm" svg:height="3.36cm" draw:transform="rotate (1.5707963267946) translate (12.43cm 4.978cm)" svg:viewBox="0 0 0 3361" svg:d="m0 24860c0 1120 0 2240 0 3361">
                <text:p/>
              </draw:path>
              <draw:path draw:style-name="gr3" draw:text-style-name="P4" draw:layer="layout" svg:width="0.477cm" svg:height="0.334cm" draw:transform="rotate (1.5707963267946) translate (15.737cm 5.223cm)" svg:viewBox="0 0 478 335" svg:d="m239 31809c-79 0-158 0-239 0 0-111 0-222 0-335 159 0 319 0 478 0 0 111 0 223 0 335-79 0-158 0-239 0z">
                <text:p/>
              </draw:path>
              <draw:path draw:style-name="gr3" draw:text-style-name="P4" draw:layer="layout" svg:width="0.477cm" svg:height="0.332cm" draw:transform="rotate (1.5707963267946) translate (12.119cm 5.223cm)" svg:viewBox="0 0 478 333" svg:d="m239 24571c-79 0-158 0-239 0 0-111 0-222 0-333 159 0 319 0 478 0 0 111 0 222 0 333-79 0-158 0-239 0z">
                <text:p/>
              </draw:path>
            </draw:g>
          </draw:g>
          <draw:g>
            <draw:rect draw:style-name="gr6" draw:text-style-name="P3" draw:layer="layout" svg:width="0.523cm" svg:height="4.024cm" svg:x="2.026cm" svg:y="5.86cm">
              <text:p/>
            </draw:rect>
            <draw:g>
              <draw:path draw:style-name="gr3" draw:text-style-name="P4" draw:layer="layout" svg:width="0.477cm" svg:height="0.338cm" svg:x="2.059cm" svg:y="5.827cm" svg:viewBox="0 0 478 339" svg:d="m239 339c-79 0-158 0-239 0 0-113 0-226 0-339 159 0 319 0 478 0 0 113 0 226 0 339-79 0-158 0-239 0z">
                <text:p/>
              </draw:path>
              <draw:path draw:style-name="gr7" draw:text-style-name="P5" draw:layer="layout" svg:width="0cm" svg:height="3.42cm" svg:x="2.304cm" svg:y="6.143cm" svg:viewBox="0 0 0 3421" svg:d="m0 0c0 1140 0 2280 0 3421">
                <text:p/>
              </draw:path>
              <draw:path draw:style-name="gr3" draw:text-style-name="P4" draw:layer="layout" svg:width="0.477cm" svg:height="0.34cm" svg:x="2.059cm" svg:y="9.508cm" svg:viewBox="0 0 478 341" svg:d="m239 341c-79 0-158 0-239 0 0-113 0-226 0-341 159 0 319 0 478 0 0 113 0 227 0 341-79 0-158 0-239 0z">
                <text:p/>
              </draw:path>
              <draw:path draw:style-name="gr3" draw:text-style-name="P4" draw:layer="layout" svg:width="0.477cm" svg:height="0.338cm" svg:x="2.059cm" svg:y="5.827cm" svg:viewBox="0 0 478 339" svg:d="m239 339c-79 0-158 0-239 0 0-113 0-226 0-339 159 0 319 0 478 0 0 113 0 226 0 339-79 0-158 0-239 0z">
                <text:p/>
              </draw:path>
            </draw:g>
          </draw:g>
          <draw:line draw:style-name="gr4" draw:text-style-name="P3" draw:layer="layout" svg:x1="7.283cm" svg:y1="14.928cm" svg:x2="17.292cm" svg:y2="14.928cm">
            <text:p/>
          </draw:line>
          <draw:line draw:style-name="gr4" draw:text-style-name="P3" draw:layer="layout" svg:x1="2.334cm" svg:y1="11.859cm" svg:x2="10.019cm" svg:y2="11.859cm">
            <text:p/>
          </draw:line>
          <draw:g>
            <draw:rect draw:style-name="gr6" draw:text-style-name="P3" draw:layer="layout" svg:width="0.523cm" svg:height="1.96cm" svg:x="17.019cm" svg:y="21.894cm">
              <text:p/>
            </draw:rect>
            <draw:g>
              <draw:path draw:style-name="gr3" draw:text-style-name="P4" draw:layer="layout" svg:width="0.477cm" svg:height="0.164cm" svg:x="17.052cm" svg:y="21.878cm" svg:viewBox="0 0 478 165" svg:d="m239 165c-79 0-158 0-239 0 0-55 0-110 0-165 159 0 319 0 478 0 0 55 0 110 0 165-79 0-158 0-239 0z">
                <text:p/>
              </draw:path>
              <draw:path draw:style-name="gr7" draw:text-style-name="P5" draw:layer="layout" svg:width="0cm" svg:height="1.665cm" svg:x="17.297cm" svg:y="22.032cm" svg:viewBox="0 0 0 1666" svg:d="m0 0c0 555 0 1111 0 1666">
                <text:p/>
              </draw:path>
              <draw:path draw:style-name="gr3" draw:text-style-name="P4" draw:layer="layout" svg:width="0.477cm" svg:height="0.165cm" svg:x="17.052cm" svg:y="23.671cm" svg:viewBox="0 0 478 166" svg:d="m239 166c-79 0-158 0-239 0 0-55 0-110 0-166 159 0 319 0 478 0 0 55 0 111 0 166-79 0-158 0-239 0z">
                <text:p/>
              </draw:path>
              <draw:path draw:style-name="gr3" draw:text-style-name="P4" draw:layer="layout" svg:width="0.477cm" svg:height="0.164cm" svg:x="17.052cm" svg:y="21.878cm" svg:viewBox="0 0 478 165" svg:d="m239 165c-79 0-158 0-239 0 0-55 0-110 0-165 159 0 319 0 478 0 0 55 0 110 0 165-79 0-158 0-239 0z">
                <text:p/>
              </draw:path>
            </draw:g>
          </draw:g>
          <draw:polyline draw:style-name="gr2" draw:text-style-name="P3" draw:layer="layout" svg:width="5.925cm" svg:height="4.938cm" draw:transform="rotate (3.1415926535892) translate (17.221cm 25.864999999993cm)" svg:viewBox="0 0 5926 4939" draw:points="0,-46791 3880,-46791 5926,-46791 5926,-51730">
            <text:p/>
          </draw:polyline>
          <draw:g>
            <draw:rect draw:style-name="gr5" draw:text-style-name="P3" draw:layer="layout" svg:width="1.443cm" svg:height="0.526cm" svg:x="3.674cm" svg:y="11.655cm">
              <text:p/>
            </draw:rect>
            <draw:g>
              <draw:path draw:style-name="gr3" draw:text-style-name="P4" draw:layer="layout" svg:width="0.477cm" svg:height="0.151cm" draw:transform="rotate (-1.5707963267946) translate (3.651cm 11.609cm)" svg:viewBox="0 0 478 152" svg:d="m239-7302c79 0 159 0 239 0 0 51 0 102 0 152-159 0-318 0-478 0 0-51 0-101 0-152 79 0 159 0 239 0z">
                <text:p/>
              </draw:path>
              <draw:path draw:style-name="gr3" draw:text-style-name="P4" draw:layer="layout" svg:width="0.477cm" svg:height="0.151cm" draw:transform="rotate (-1.5707963267946) translate (3.651cm 11.609cm)" svg:viewBox="0 0 478 152" svg:d="m239-7302c79 0 159 0 239 0 0 51 0 102 0 152-159 0-318 0-478 0 0-51 0-101 0-152 79 0 159 0 239 0z">
                <text:p/>
              </draw:path>
              <draw:path draw:style-name="gr3" draw:text-style-name="P4" draw:layer="layout" svg:width="0.477cm" svg:height="0.151cm" draw:transform="rotate (-1.5707963267946) translate (5.297cm 11.609cm)" svg:viewBox="0 0 478 152" svg:d="m239-10594c79 0 159 0 239 0 0 51 0 102 0 152-159 0-318 0-478 0 0-51 0-101 0-152 79 0 159 0 239 0z">
                <text:p/>
              </draw:path>
              <draw:path draw:style-name="gr3" draw:text-style-name="P4" draw:layer="layout" svg:width="1.069cm" svg:height="1.128cm" draw:transform="rotate (-1.5707963267946) translate (5.18699999999851cm 10.8359999999997cm)" svg:viewBox="0 0 1070 1129" svg:d="m1037-10338c11 11 22 23 33 35-334 353-668 706-1003 1058-22-23-44-46-67-71 334-352 668-705 1003-1058 11 11 23 23 34 36z">
                <text:p/>
              </draw:path>
              <draw:path draw:style-name="gr3" draw:text-style-name="P4" draw:layer="layout" svg:width="0.98cm" svg:height="0.43cm" draw:transform="rotate (-1.5707963267946) translate (4.086cm 10.88cm)" svg:viewBox="0 0 981 431" svg:d="m981-7741c-366 0-718-94-981-431">
                <text:p/>
              </draw:path>
            </draw:g>
          </draw:g>
          <draw:g>
            <draw:rect draw:style-name="gr5" draw:text-style-name="P3" draw:layer="layout" svg:width="1.443cm" svg:height="0.526cm" svg:x="13.666cm" svg:y="20.705cm">
              <text:p/>
            </draw:rect>
            <draw:g>
              <draw:path draw:style-name="gr3" draw:text-style-name="P4" draw:layer="layout" svg:width="0.477cm" svg:height="0.151cm" draw:transform="rotate (-1.5707963267946) translate (13.643cm 20.659cm)" svg:viewBox="0 0 478 152" svg:d="m239-27286c79 0 159 0 239 0 0 51 0 102 0 152-159 0-318 0-478 0 0-51 0-101 0-152 79 0 159 0 239 0z">
                <text:p/>
              </draw:path>
              <draw:path draw:style-name="gr3" draw:text-style-name="P4" draw:layer="layout" svg:width="0.477cm" svg:height="0.151cm" draw:transform="rotate (-1.5707963267946) translate (13.643cm 20.659cm)" svg:viewBox="0 0 478 152" svg:d="m239-27286c79 0 159 0 239 0 0 51 0 102 0 152-159 0-318 0-478 0 0-51 0-101 0-152 79 0 159 0 239 0z">
                <text:p/>
              </draw:path>
              <draw:path draw:style-name="gr3" draw:text-style-name="P4" draw:layer="layout" svg:width="0.477cm" svg:height="0.151cm" draw:transform="rotate (-1.5707963267946) translate (15.289cm 20.659cm)" svg:viewBox="0 0 478 152" svg:d="m239-30578c79 0 159 0 239 0 0 51 0 102 0 152-159 0-318 0-478 0 0-51 0-101 0-152 79 0 159 0 239 0z">
                <text:p/>
              </draw:path>
              <draw:path draw:style-name="gr3" draw:text-style-name="P4" draw:layer="layout" svg:width="1.069cm" svg:height="1.128cm" draw:transform="rotate (-1.5707963267946) translate (15.1789999999985cm 19.8859999999997cm)" svg:viewBox="0 0 1070 1129" svg:d="m1037-30322c11 11 22 23 33 35-334 353-668 706-1003 1058-22-23-44-46-67-71 334-352 668-705 1003-1058 11 11 23 23 34 36z">
                <text:p/>
              </draw:path>
              <draw:path draw:style-name="gr3" draw:text-style-name="P4" draw:layer="layout" svg:width="0.98cm" svg:height="0.43cm" draw:transform="rotate (-1.5707963267946) translate (14.078cm 19.93cm)" svg:viewBox="0 0 981 431" svg:d="m981-27725c-366 0-718-94-981-431">
                <text:p/>
              </draw:path>
            </draw:g>
          </draw:g>
          <draw:g>
            <draw:rect draw:style-name="gr5" draw:text-style-name="P3" draw:layer="layout" svg:width="1.443cm" svg:height="0.526cm" svg:x="11.072cm" svg:y="14.724cm">
              <text:p/>
            </draw:rect>
            <draw:g>
              <draw:path draw:style-name="gr3" draw:text-style-name="P4" draw:layer="layout" svg:width="0.477cm" svg:height="0.151cm" draw:transform="rotate (-1.5707963267946) translate (11.049cm 14.678cm)" svg:viewBox="0 0 478 152" svg:d="m239-22098c79 0 159 0 239 0 0 51 0 102 0 152-159 0-318 0-478 0 0-51 0-101 0-152 79 0 159 0 239 0z">
                <text:p/>
              </draw:path>
              <draw:path draw:style-name="gr3" draw:text-style-name="P4" draw:layer="layout" svg:width="0.477cm" svg:height="0.151cm" draw:transform="rotate (-1.5707963267946) translate (11.049cm 14.678cm)" svg:viewBox="0 0 478 152" svg:d="m239-22098c79 0 159 0 239 0 0 51 0 102 0 152-159 0-318 0-478 0 0-51 0-101 0-152 79 0 159 0 239 0z">
                <text:p/>
              </draw:path>
              <draw:path draw:style-name="gr3" draw:text-style-name="P4" draw:layer="layout" svg:width="0.477cm" svg:height="0.151cm" draw:transform="rotate (-1.5707963267946) translate (12.695cm 14.678cm)" svg:viewBox="0 0 478 152" svg:d="m239-25390c79 0 159 0 239 0 0 51 0 102 0 152-159 0-318 0-478 0 0-51 0-101 0-152 79 0 159 0 239 0z">
                <text:p/>
              </draw:path>
              <draw:path draw:style-name="gr3" draw:text-style-name="P4" draw:layer="layout" svg:width="1.069cm" svg:height="1.128cm" draw:transform="rotate (-1.5707963267946) translate (12.5849999999985cm 13.9049999999997cm)" svg:viewBox="0 0 1070 1129" svg:d="m1037-25134c11 11 22 23 33 35-334 353-668 706-1003 1058-22-23-44-46-67-71 334-352 668-705 1003-1058 11 11 23 23 34 36z">
                <text:p/>
              </draw:path>
              <draw:path draw:style-name="gr3" draw:text-style-name="P4" draw:layer="layout" svg:width="0.98cm" svg:height="0.43cm" draw:transform="rotate (-1.5707963267946) translate (11.484cm 13.949cm)" svg:viewBox="0 0 981 431" svg:d="m981-22537c-366 0-718-94-981-431">
                <text:p/>
              </draw:path>
            </draw:g>
          </draw:g>
          <draw:line draw:style-name="gr4" draw:text-style-name="P3" draw:layer="layout" svg:x1="7.273cm" svg:y1="20.926cm" svg:x2="12.065cm" svg:y2="20.926cm">
            <text:p/>
          </draw:line>
          <draw:g>
            <draw:rect draw:style-name="gr5" draw:text-style-name="P3" draw:layer="layout" svg:width="1.443cm" svg:height="0.526cm" draw:transform="rotate (-1.57079632679579) translate (7.562cm 23.399cm)">
              <text:p/>
            </draw:rect>
            <draw:g>
              <draw:path draw:style-name="gr3" draw:text-style-name="P4" draw:layer="layout" svg:width="-0.477cm" svg:height="-0.151cm" svg:x="7.608cm" svg:y="23.376cm" svg:viewBox="0 0 -478 -152" svg:d="m239-46752c79 0 159 0 239 0 0 51 0 102 0 152-159 0-318 0-478 0 0-51 0-101 0-152 79 0 159 0 239 0z">
                <text:p/>
              </draw:path>
              <draw:path draw:style-name="gr3" draw:text-style-name="P4" draw:layer="layout" svg:width="-0.477cm" svg:height="-0.151cm" svg:x="7.608cm" svg:y="23.376cm" svg:viewBox="0 0 -478 -152" svg:d="m239-46752c79 0 159 0 239 0 0 51 0 102 0 152-159 0-318 0-478 0 0-51 0-101 0-152 79 0 159 0 239 0z">
                <text:p/>
              </draw:path>
              <draw:path draw:style-name="gr3" draw:text-style-name="P4" draw:layer="layout" svg:width="-0.477cm" svg:height="-0.151cm" svg:x="7.608cm" svg:y="25.022cm" svg:viewBox="0 0 -478 -152" svg:d="m239-50044c79 0 159 0 239 0 0 51 0 102 0 152-159 0-318 0-478 0 0-51 0-101 0-152 79 0 159 0 239 0z">
                <text:p/>
              </draw:path>
              <draw:path draw:style-name="gr3" draw:text-style-name="P4" draw:layer="layout" svg:width="-1.069cm" svg:height="-1.128cm" svg:x="8.381cm" svg:y="24.912cm" svg:viewBox="0 0 -1070 -1129" svg:d="m1037-49788c11 11 22 23 33 35-334 353-668 706-1003 1058-22-23-44-46-67-71 334-352 668-705 1003-1058 11 11 23 23 34 36z">
                <text:p/>
              </draw:path>
              <draw:path draw:style-name="gr3" draw:text-style-name="P4" draw:layer="layout" svg:width="-0.98cm" svg:height="-0.43cm" svg:x="8.337cm" svg:y="23.811cm" svg:viewBox="0 0 -981 -431" svg:d="m981-47191c-366 0-718-94-981-431">
                <text:p/>
              </draw:path>
            </draw:g>
          </draw:g>
          <draw:g>
            <draw:path draw:style-name="gr3" draw:text-style-name="P4" draw:layer="layout" svg:width="1.082cm" svg:height="1.331cm" svg:x="9.414cm" svg:y="21.332cm" svg:viewBox="0 0 1083 1332" svg:d="m542 2c0 0 0 0 1 0 12 0 24 0 37-1s25-1 36 0 24 0 36 0 24 0 35 0 24 0 33 0 22 1 33 2 13 1 16 1 11 2 16 1 11 2 15 2 10 0 16 2 8 0 14 2 11 3 15 3 10 3 14 4 8 2 14 3 8 2 14 5 8 3 13 5 8 2 13 5 9 5 12 6 8 4 12 7 8 6 12 7 6 4 11 8 6 6 11 9 9 6 10 9 7 7 10 11 6 6 10 11 6 6 9 11 4 8 8 14 5 8 8 13 7 10 8 15 6 11 7 16 5 11 6 16 4 12 6 18 4 12 6 19 2 12 5 20 2 14 5 21 4 15 3 22 1 8 2 12 3 8 2 12 2 8 1 12 2 8 2 12 2 8 0 13 0 10 1 13c0 9 1 18 2 27s2 19 1 28 1 20 0 30c0 0 0 0 0 0 0 10 0 20 0 30s0 20-1 30-1 20-2 30 0 18-1 29-2 21-3 30-2 19-4 28-3 20-3 29-2 18-5 28-2 18-5 28-5 19-6 27-4 18-6 27-4 18-6 26-4 19-7 27-5 18-8 25-4 16-8 25-4 16-8 25-7 18-9 25-6 17-10 23-6 14-10 23-6 14-10 23-6 14-11 22-6 14-11 22-9 15-12 21-8 14-12 20-8 15-12 20-8 14-13 19-9 13-13 18-9 12-14 18-8 10-14 17-9 11-14 16-11 11-15 16-9 11-14 15-10 8-16 14-10 8-15 13-10 9-16 12-11 8-16 12-11 8-16 11-10 6-17 10-10 6-17 9-10 5-17 8-10 5-17 8-10 4-17 6-13 4-18 5-12 5-18 5-12 5-18 4-6 0-9 1-6 2-9 1-6 2-9 1-6 1-10 0-7 0-9 1-6 1-9 0 0 0-1 0-4 0-10 0-7 0-9-1-6-1-9 0-6 0-9-1-6-1-10-1-7-1-9-1-12-2-18-4-12-4-18-5-10-2-17-5-13-5-18-6-12-5-17-8-10-5-17-8-10-6-17-9-12-6-16-10-10-6-17-11-10-8-16-12-11-8-16-12-11-8-15-13-10-9-15-14-10-11-15-15-10-10-15-16-9-11-14-16-8-10-14-17-8-12-13-18-9-12-13-18-9-12-13-19-9-13-12-20-8-12-13-20-6-14-11-21-8-14-11-22-6-14-11-22-6-14-11-23-6-14-10-23-6-14-9-23-6-17-9-25-6-17-9-25-5-17-8-25-4-16-8-25-6-18-7-27-5-17-6-26-4-19-6-27-4-18-6-27-4-18-5-28-2-18-4-28-2-18-4-29-2-18-3-28-2-20-3-30 0-18-2-29 0-20-2-30-2-20-1-30-1-20 0-30c0 0 0 0 0 0 0-10 0-20 0-30s0-19 1-28 0-18 2-27 0-16 2-26 2-16 3-25 2-16 3-23 1-6 2-11 0-6 2-11 0-6 2-11 0-6 2-10 3-7 3-10 0-6 2-10 4-10 6-19 4-13 6-18 4-11 6-16 4-11 7-16 4-10 8-15 4-8 8-13 7-9 9-14 6-6 9-11 6-8 9-11 6-6 10-11 6-6 11-9 9-6 11-9 6-4 11-8 6-4 11-7 10-5 13-7 9-5 12-6 8-4 13-5 8-2 13-5 8-2 13-5 8-2 14-3 11-2 14-4 11-3 15-3 10-1 15-2 10-3 15-2 10-3 15-2 10 0 16-1 11-1 16-1c11 0 22-1 33-2s23-2 34 0 24 0 35 0 25 0 35 0 26 0 37 0 26 0 37 1z">
              <text:p/>
            </draw:path>
            <draw:path draw:style-name="gr3" draw:text-style-name="P4" draw:layer="layout" svg:width="0.816cm" svg:height="1.001cm" svg:x="9.547cm" svg:y="21.495cm" svg:viewBox="0 0 817 1002" svg:d="m409 1c0 0 0 0 0 0 9 0 18 0 27 0s18 0 27 0 18 0 27-1 16 0 26 0 19 0 26 1 16 0 24 1 8 0 13 1 6 0 11 1 9 2 12 1 6 0 11 2 8 0 12 2 6 0 11 2 6 0 10 2 8 3 11 3 6 2 10 4 7 3 10 3 7 3 10 4 7 4 9 5 6 5 9 5 6 5 9 6 6 4 9 6 6 4 8 6 7 4 8 7 4 4 7 8 4 4 8 8 6 7 6 9 4 7 7 10 5 8 6 11 4 9 6 11 4 9 5 12 5 8 5 12 5 8 5 13 5 10 4 15 3 10 4 15 3 11 3 16 2 11 3 16 2 12 3 18 2 12 2 18 2 13 1 20 2 15 2 21 2 14 0 21 0 15 0 22c0 0 0 0 0 0 0 7 0 15 0 23s0 17 0 23 0 14-2 22 0 14-1 22-1 15-2 22-3 15-3 21-2 15-3 22-2 15-3 21-2 14-4 21-2 12-4 20-4 15-5 21-2 12-5 20-2 13-5 20-4 12-6 19-4 14-6 19-4 13-7 18-5 12-6 19-4 10-8 17-4 12-7 18-5 12-8 17-5 11-8 16-7 12-9 17-6 12-9 15-6 10-9 15-6 11-9 16-6 11-10 14-6 8-10 14-6 8-10 13-6 8-11 13-6 8-10 12-8 8-11 12-9 8-12 11-6 6-11 10-9 7-12 10-6 6-11 10-8 4-13 8-8 4-12 8-8 7-12 8-8 6-13 7-9 5-13 6-9 4-13 5-8 2-13 5-8 2-13 4-9 3-14 4-8 0-13 2-8 0-14 2-8 0-14 1-8 0-13 1c0 0 0 0 0 0 0 0-9 0-14-1s-8 0-14-1-8 0-14-2-8 0-13-2-9-3-14-4-8-2-13-4-8-2-13-5-8-2-13-5-9-5-13-6-9-4-13-7-9-5-12-8-8-7-12-8-8-4-13-8-6-6-11-10-9-7-12-10-8-7-12-10-6-6-11-11-6-8-11-12-8-8-11-12-8-8-10-13-7-9-10-13-7-9-10-14-6-8-10-14-7-11-9-16-6-11-10-15-7-10-8-15-7-10-9-17-5-10-8-16-4-10-8-17-4-12-7-18-4-10-8-17-4-12-7-19-5-13-6-18-4-12-6-19-4-13-6-19-2-12-5-20-2-13-5-20-2-14-5-21-2-12-4-20-3-15-4-21-3-14-4-21-3-14-2-22-3-15-3-21-1-14-2-22 0-14-2-22 0-14-1-22 0-14 0-23 0-14-1-23c0 0 0 0 0 0 0-7 0-14 1-22s1-15 0-21 0-14 1-21 0-12 2-20 0-12 2-18 3-12 3-18 0-10 2-16 3-11 4-16 3-11 4-15 3-10 4-15 4-9 5-13 2-8 5-12 5-8 5-12 4-6 6-11 4-8 6-11 4-8 6-10 4-7 7-9 4-4 8-8 4-5 7-8 4-4 8-7 4-4 8-6 7-4 9-6 6-4 8-6 6-2 10-5 6-2 9-5 7-4 10-4 7-3 10-3 7-2 10-4 7-3 10-3 8-1 11-2 6 0 11-2 6 0 11-2 8 0 12-2 8-2 12-1 8-1 11-1 10-1 13-1c8 0 16 0 24-1s17-1 26-1 16 0 26 0 19 0 27 1 18 1 27 0 19 0 28 0z">
              <text:p/>
            </draw:path>
            <draw:path draw:style-name="gr3" draw:text-style-name="P4" draw:layer="layout" svg:width="0.333cm" svg:height="0.331cm" svg:x="9.788cm" svg:y="21.978cm" svg:viewBox="0 0 334 332" svg:d="m167 332c-92 0-167-75-167-166s75-166 167-166 167 75 167 166-75 166-167 166z">
              <text:p/>
            </draw:path>
            <draw:path draw:style-name="gr3" draw:text-style-name="P4" draw:layer="layout" svg:width="1.274cm" svg:height="0.373cm" svg:x="9.318cm" svg:y="21.024cm" svg:viewBox="0 0 1275 374" svg:d="m218 0c280 0 560 0 840 0 5 0 10 0 15 1s10 2 15 1 8 0 14 2 8 2 14 3 11 2 14 3 10 3 12 5 8 5 13 5 8 2 13 5 6 4 11 7 9 6 12 7 7 6 10 7 6 4 10 8 7 7 10 9 7 6 9 9 6 7 8 10 4 6 7 10 6 7 7 10 5 8 6 11 2 6 5 11 2 8 4 12 3 8 4 12 0 4 1 6 2 4 1 6 2 4 1 7 2 5 1 6 1 4 0 6 0 4 0 7 0 0 0 1 0 3 0 6 0 4 0 7 0 5-1 6-1 4-1 6-1 4-1 6-1 4-1 6-2 6-4 12-3 8-4 12-2 6-5 11-4 6-6 11-4 6-7 11-4 6-7 10-5 7-8 9-7 6-9 9-6 6-10 9-6 4-10 8-6 4-10 8-8 6-12 7-6 4-11 6-9 4-13 6-9 4-13 5-4 1-6 2-4 0-7 2-4 0-6 2-4 0-7 2-4 0-7 1-5 2-7 1-7 2-14 2-10 0-15 2-10 2-15 0c-280 0-560 0-840 0-5 0-10 0-15 0s-10-1-15-2-8 0-14-2-4 0-7-1-5-1-6-1-4-1-7-2-4 0-7-2-4 0-7-2-4 0-6-2-8-2-13-5-9-5-12-6-8-4-12-6-8-4-11-7-6-4-11-8-6-4-10-8-7-7-10-9-7-6-8-9-7-6-9-9-5-6-7-10-4-6-7-11-4-6-6-11-2-6-5-11-4-9-4-12-3-8-3-12 0-4-1-6-1-4-2-6-2-4-1-6-1-4 0-6 0-4-1-7-1-5 0-6 0-2 0-1 0-3 0-7 0-5 1-6 1-4 0-6 0-4 1-7 2-5 2-6 2-4 1-6 2-6 3-12 3-8 4-12 2-6 5-11 4-6 6-11 4-8 7-10 6-7 7-10 6-7 9-10 4-6 8-9 7-6 10-9 7-5 10-8 6-4 11-7 6-4 11-7 9-5 12-7 8-4 12-5 8-4 13-5 8-2 13-5 8-2 14-3 10-2 13-3 8 0 14-2 10 0 15-1 10-2 15-1z">
              <text:p/>
            </draw:path>
            <draw:path draw:style-name="gr3" draw:text-style-name="P4" draw:layer="layout" svg:width="0.123cm" svg:height="0.123cm" svg:x="9.893cm" svg:y="21.167cm" svg:viewBox="0 0 124 124" svg:d="m62 124c-34 0-62-28-62-62s28-62 62-62 62 28 62 62-28 62-62 62z">
              <text:p/>
            </draw:path>
          </draw:g>
          <draw:g>
            <draw:path draw:style-name="gr3" draw:text-style-name="P4" draw:layer="layout" svg:width="1.735cm" svg:height="1.185cm" svg:x="9.319cm" svg:y="24.489cm" svg:viewBox="0 0 1736 1186" svg:d="m0 0c578 0 1157 0 1736 0 0 395 0 791 0 1186-578 0-1157 0-1736 0 0-395 0-790 0-1186z">
              <text:p/>
            </draw:path>
            <draw:path draw:style-name="gr3" draw:text-style-name="P4" draw:layer="layout" svg:width="0.117cm" svg:height="0.123cm" svg:x="9.879cm" svg:y="24.616cm" svg:viewBox="0 0 118 124" svg:d="m0 64c0 0 0 0 0 0 0 0 0-2 0-5s0-3 1-6 1-4 0-5 0-3 1-4 0-2 1-4 2-3 1-4 0-1 1-4 0-2 2-3 3-2 2-4 0-2 2-3 3-2 2-3 3-1 2-2 3-2 5-6 3-1 6-4 6-3 7-2 3-2 7-3 7-1 8-1 6-1 8-1 7-1 10 1 5 0 8 1 6 2 8 3 3 2 4 1 2 0 4 2 1 1 2 2 3 2 4 1 3 2 3 3 2 2 2 3 3 3 5 5 2 4 3 7 2 6 3 7 2 5 2 8 0 5 2 9 2 8 0 11 0 7 0 9-1 7-2 9 0 5-2 7-3 4-3 7-2 5-3 6-4 4-5 6-4 3-5 4-4 3-6 4-5 3-8 3-5 0-8 2-5 0-8 2-5 0-10 0-7 0-8 0-5-1-8-2-4 0-7-2-4-1-7-3-3-2-6-4-2-1-5-4-1-3-4-6-2-3-4-6-2-3-3-7-1-6-2-7-2-5-1-9 0-5-1-9z">
              <text:p/>
            </draw:path>
            <draw:path draw:style-name="gr3" draw:text-style-name="P4" draw:layer="layout" svg:width="0.113cm" svg:height="0.122cm" svg:x="10.383cm" svg:y="24.616cm" svg:viewBox="0 0 114 123" svg:d="m0 64c0-4 0-8 1-11s0-5 1-9 0-5 1-8 0-1 1-4 0-2 2-3 2-2 1-4 0-2 2-3 3-2 2-3 3-1 2-2 1-1 2-3 3-2 3-3 2-1 3-1 2-1 2-2 2-3 3-2 2 0 4-1 4-2 7-3 4 0 7-1 6-1 9-1 2 0 5 0 5 0 4 1 4 2 5 1 2 0 4 0 3 0 4 1 2 0 4 2 1 0 3 1 2 0 4 2 2 0 3 2 2 2 2 1 2 2 3 3 2 2 3 3 3 3 4 5 3 4 5 7 2 4 2 7 1 5 2 8 0 5 2 9 2 8 0 11 0 7 0 9-1 7-2 9 0 5-2 7-3 4-2 7-2 5-5 6-4 4-4 6-4 3-6 4-4 3-5 4-4 3-7 3-2 0-4 1-3 2-4 1-1 0-4 1-2 0-5 1-2 0-4 0-4 0-5 0-6 0-9 0-3 0-7-2-4 0-7-2-4-1-7-3-2-2-5-4-2-1-5-4-1-3-4-6-2-3-3-6-2-5-3-7-1-6-1-7-1-5-1-9 0-5-1-9z">
              <text:p/>
            </draw:path>
            <draw:path draw:style-name="gr3" draw:text-style-name="P4" draw:layer="layout" svg:width="1.166cm" svg:height="0.776cm" svg:x="9.602cm" svg:y="24.8cm" svg:viewBox="0 0 1167 777" svg:d="m584 777c-322 0-584-175-584-389s262-388 584-388 583 174 583 388-261 389-583 389z">
              <text:p/>
            </draw:path>
            <draw:path draw:style-name="gr3" draw:text-style-name="P4" draw:layer="layout" svg:width="0.157cm" svg:height="0.406cm" svg:x="10.113cm" svg:y="24.551cm" svg:viewBox="0 0 158 407" svg:d="m1 24c0 0 0 0 0 0 9 120 19 240 29 361 0 1 0 3 0 4s0 3 1 3 2 2 2 3 3 2 2 2 3 1 2 3 2 2 3 2 3 2 4 1 3 2 4 1 4 2 5 1 3 0 5 1 4 2 7 1 3 0 6 0 5 0 5 0c0 0 4 0 6-1s4-1 5-1 4-1 6-1 1 0 4-1 2 0 4-1 1 0 3-2 3-3 4-3 0-1 2-2 3-2 2-3 1-2 2-3 0-2 1-4c14-119 28-239 43-361 0 0 0 0 0-1s0-1-1-2 0 0-1-2 0 0 0-2-1-2-2 0 0 0-1-2-2-3-4-3-4-1-5-2-4-1-5-2-4 0-8-2-5 0-8-1-6-1-9-2-5 0-10-1-8-1-11-1-8-1-12-1-7 0-13 0-7 0-12 0-8 0-10 1-6 2-10 1-5 0-9 2-3 0-6 1-5 2-6 2-4 3-6 3-1 1-3 3-3 3-3 4 0 1-2 3 0 2 0 4z">
              <text:p/>
            </draw:path>
          </draw:g>
          <draw:g>
            <draw:path draw:style-name="gr3" draw:text-style-name="P4" draw:layer="layout" svg:width="3.329cm" svg:height="0.971cm" draw:transform="rotate (-1.5707963267946) translate (17.065cm 21.4769999999997cm)" svg:viewBox="0 0 3330 972" svg:d="m3330-33158c-1110 0-2220 0-3330 0 0-324 0-648 0-972 1110 0 2220 0 3330 0 0 324 0 648 0 972z">
              <text:p/>
            </draw:path>
            <draw:path draw:style-name="gr3" draw:text-style-name="P4" draw:layer="layout" svg:width="0.114cm" svg:height="0.101cm" draw:transform="rotate (-1.5707963267946) translate (16.2949999999999cm 22.488cm)" svg:viewBox="0 0 115 102" svg:d="m114-32539c0 0 0 0 0 0 0 0 0 3 0 8s0 6-1 7-1 5-2 6 0 2-2 4 0 1-2 3 0 1 0 2-1 2-3 3-1 2-2 2-3 2-2 2-2 1-3 3-2 2-3 1-2 2-3 2-3 2-3 1-2 2-3 2-2 0-4 1-1 0-4 1-2 0-3 1-2 1-5 0-1 0-4 0-4 0-5 1-2 1-5 0-1 0-4 0-4 0-5-1-3-1-4 0-3 0-4 0-4 0-3-1-2-1-4-1-3-1-4-1-3-1-3-2-2 0-2-1-1-1-4-2-3-1-3-1c0 0-1-2-1-3s-2-2-5-4-1-4-3-5-3-4-3-7-1-4-2-6-1-4-1-7-1-5 0-8 0-5 0-8 0-5 1-7 2-5 2-7 2-5 3-6 2-4 3-5 3-4 5-5 0-1 1-2 2-1 3-2 3-1 4-1 3-1 2-2 2-2 3-1 3-1 4-1 3-1 4-1 1 0 3-1 3-1 4 0 3 0 4-1 4-1 5 0 3 0 4 0 4 0 5 0 5 0 5 0c0 0 3 0 4 1s4 1 5 0 1 0 3 1 3 2 4 1 3 2 4 1 3 2 3 1 2 2 3 2 2 2 3 1 2 2 3 2 2 1 3 2 2 1 2 3 2 2 2 2c0 0 3 2 3 2 0 0 1 2 0 3s1 2 2 3 0 1 2 3 0 1 1 3 2 3 1 4 0 1 1 3 1 3 0 4 0 3 0 4 0 3 0 4z">
              <text:p/>
            </draw:path>
            <draw:path draw:style-name="gr3" draw:text-style-name="P4" draw:layer="layout" svg:width="0.121cm" svg:height="0.111cm" draw:transform="rotate (-1.5707963267946) translate (16.3009999999999cm 23.663cm)" svg:viewBox="0 0 122 112" svg:d="m121-32545c0-3 0-6-1-10s0-4-1-7-1-5-1-8-1-2-2-3 0-2-2-3-3-2-2-4 0-1-1-3-2-3-3-2-1-1-2-2-1-2-3-3-2-2-3-1-2-1-3-2-3-1-3-1c0 0-2-1-4-2s-2 0-4-1-1 0-4-1-2 0-4-1-2 0-5-1-1 0-4 0-4 0-5-1-4-1-5 0-4 0-10 1-5 0-9 1-6 2-7 2-3 2-4 1-2 0-3 2-2 2-3 1-2 2-3 2-2 2-3 1-2 2-3 3-2 3-4 4-2 6-3 7-2 4-4 6 0 4-2 8 0 4 0 7 0 7-1 10 0 5 1 9 0 4 0 7 1 6 2 7 3 4 4 7 3 4 3 6 3 3 4 5 4 3 6 4 4 3 6 4 4 1 7 3 1 0 4 1 2 0 3 1 3 1 5 0 5 0 4 1 3 1 4 0 4 0 6 0 4 0 5 0 4 0 5 0 3 0 4-1 4-1 5 0 1 0 4-1 2 0 4-1 5-2 8-3 4-2 6-4 4-3 6-4 3-2 2-3 2-3 3-2 2-2 1-3 0-1 2-3 1-1 2-3 0-1 2-4 0-4 1-7 2-5 1-7 2-6 1-9z">
              <text:p/>
            </draw:path>
            <draw:path draw:style-name="gr3" draw:text-style-name="P4" draw:layer="layout" svg:width="0.124cm" svg:height="0.111cm" draw:transform="rotate (-1.5707963267946) translate (16.3009999999999cm 21.997cm)" svg:viewBox="0 0 125 112" svg:d="m125-32545c0-2 0-4 0-5s0-4-1-5-1-4 0-4 0-3-1-3-1-3-1-4-1-2-1-4 0-1-1-3-1-3-2-3-3-2-2-4-1-1-2-3 0-1-1-2-2-1-4-2-3-2-2-3-2-2-3-1-2-1-3-2-2-1-3-1-3-1-4-2-1 0-3-1-3-1-3-1c0 0-2-1-5-1s-2 0-4-1-3-1-4 0-4 0-6-1-4-1-5 0-5 0-10 1-6 2-9 1-7 2-9 2-2 0-4 1-2 0-3 2-2 2-4 1-3 2-3 2c0 0-2 2-3 1s-2 2-3 3-1 2-2 2-2 1-3 2-1 1-2 3 0 2-1 4 0 1-2 3-1 1-2 3 0 1-1 4 0 2-1 4-1 3 0 3 0 3-1 4-1 3 0 5 0 4 0 5 0 4 0 5 0 5 0 4 0 3 1 3 1 3 0 4 0 3 1 4 0 1 1 3 0 2 2 4 0 1 2 3 2 3 1 3 2 2 2 3 3 2 3 2c0 0 2 2 2 3s2 3 6 4 4 3 7 4 5 1 7 3 2 0 5 1 1 0 4 1 2 0 4 0 4 0 6 1 1 0 4 0 5 0 5 0c0 0 4 0 5 0s3 0 6 0 3 0 4-1 2 0 4 0 4 0 5-1 1 0 3-1 4-2 7-3 6-2 6-4 5-3 5-4 3-2 4-3 0-1 1-2 2-2 2-3 1-1 2-3 1-1 2-3 0-1 1-4 0-1 1-3 0-1 1-4 0-2 1-4 0-1 0-3 0-3 1-4 1-2 0-5z">
              <text:p/>
            </draw:path>
            <draw:path draw:style-name="gr3" draw:text-style-name="P4" draw:layer="layout" svg:width="0.125cm" svg:height="0.111cm" draw:transform="rotate (-1.5707963267946) translate (16.3009999999999cm 24.148cm)" svg:viewBox="0 0 126 112" svg:d="m125-32546c0-3 0-6 0-10s0-4-2-7 0-4-2-8 0-2-1-3-1-3-1-3c0 0-1-2-2-4s-2-1-3-3 0-1-1-2-2-1-3-2-2-2-3-3-1 0-2-1-2-1-4-2-1 0-2-1-2-1-4-2-1 0-3-1-5-1-9-2-7 0-9-1-5 0-9-1-4 0-5 0-3 0-6 1-4 1-5 0-3 0-4 1-2 0-4 1-2 0-5 1-1 0-3 1-2 0-4 2-1 0-3 1-3 2-4 2-1 0-2 1-2 2-4 3-3 2-2 2-1 1-2 2-3 1-3 3-1 3-1 4 0 1-2 3 0 1-1 3 0 1-2 4 0 3-1 4-1 3 0 3 0 3-1 4-1 3 0 5 0 4 0 5 0 4 0 5 0 5 0 4 0 3 1 3 1 3 0 4 0 3 1 4 0 1 2 3 0 2 1 4 0 1 2 3 2 3 1 3 2 2 3 3 2 2 2 2c0 0 3 2 2 3s3 3 6 4 4 3 7 4 4 1 7 3 3 0 5 1 1 0 4 1 2 0 4 0 4 0 5 1 3 1 6 0 4 0 5 0 3 0 4 0 4 0 5 0 3 0 5-1 1 0 4 0 2 0 4-1 4-1 5-1 6-2 7-3 3-2 6-4 5-3 5-4 3-2 3-3 0-1 1-2 2-2 3-3 0-1 2-3 0-1 1-3 0-1 1-4 0-4 2-7 0-4 2-7 2-6 0-9z">
              <text:p/>
            </draw:path>
            <draw:path draw:style-name="gr3" draw:text-style-name="P4" draw:layer="layout" svg:width="1.121cm" svg:height="0.649cm" draw:transform="rotate (-1.5707963267946) translate (16.9819999999992cm 21.7549999999999cm)" svg:viewBox="0 0 1122 650" svg:d="m561-33964c310 0 561 146 561 325s-251 325-561 325-561-146-561-325 251-325 561-325z">
              <text:p/>
            </draw:path>
            <draw:path draw:style-name="gr3" draw:text-style-name="P4" draw:layer="layout" svg:width="0.144cm" svg:height="0.333cm" draw:transform="rotate (-1.5707963267946) translate (16.4739999999999cm 22.2159999999999cm)" svg:viewBox="0 0 145 334" svg:d="m0-32636c0 0 0 1 0 2s0 2 0 1 0 2 0 2c0 0 0 2 0 1s0 2 1 1 0 0 1 2 2 3 3 2 2 2 3 2 3 2 5 2 4 2 7 1 5 2 6 3 6 2 9 1 7 2 10 1 9 1 10 0 7 0 12 1 7 0 12 0 9 0 12-1 5 0 9 0 7 0 10-1 5 0 8-1 3 0 7-2 3 0 6-1 3 0 5-2 3-3 3-2 2-1 3-2 2-1 2-2 2-2 0-3c-9-99-18-198-28-297 0-1 0-2 1-3s1-3-1-2-1-1-1-2-1-1-2-2 0-2-2-2-3-1-3-2-2 0-3-1-2-1-5-2-2 0-4-1-4-1-5-1-3-1-6 0-5 0-8 0-4 0-6-1-4-1-5 1-3 1-6 0-3 0-4 0-4 1-4 2-1 0-3 1-2 0-3 2-2 2-3 1-1 2-2 2-3 2-2 2 0 2 0 2c0 0 0 1-1 3-12 98-25 196-38 295z">
              <text:p/>
            </draw:path>
            <draw:path draw:style-name="gr3" draw:text-style-name="P4" draw:layer="layout" svg:width="1.122cm" svg:height="0.649cm" draw:transform="rotate (-1.5707963267946) translate (16.9819999999992cm 23.4139999999999cm)" svg:viewBox="0 0 1123 650" svg:d="m562-33964c310 0 561 146 561 325s-251 325-561 325-562-146-562-325 252-325 562-325z">
              <text:p/>
            </draw:path>
            <draw:path draw:style-name="gr3" draw:text-style-name="P4" draw:layer="layout" svg:width="0.148cm" svg:height="0.333cm" draw:transform="rotate (-1.5707963267946) translate (16.4729999999999cm 23.8919999999999cm)" svg:viewBox="0 0 149 334" svg:d="m148-32633c0 0 0 0 0 0-8-98-17-196-27-295 0-1 0-2 0-3s0-1-1-2-1-1-2-2-3-1-3-3-1-1-2-2-2-1-3-1-2-1-4-2-2 0-5 0-4-1-5-2-4-2-5 0-4 0-6 0-5 0-7 0-6 0-5 0-4 0-5 0-2 0-5 0-1 0-4 2-2 0-3 0-2 1-4 2-2 0-3 1-1 2-2 2-3 1-3 3-1 2-1 2c0 0-1 2-1 2 0 0-1 2 0 3-13 98-27 196-42 295 0 0 0 1 0 2s0 2 0 1 0 2 1 1 2 2 1 1 0 0 1 2 0 0 1 0 3 1 4 3 4 2 5 2 4 2 5 2 4 2 7 1 6 2 8 2 5 0 9 1 5 0 9 1 8 1 11 0 8 0 12 1 7 0 11 0 8 0 11 0 8 0 11-1 7-1 8-1 6-1 8-1 4-1 7-2 4 0 5-1 3-1 6-2 3-1 3-3 0 0 1-1 0 0 2-1 0 0 0-2 0-2 1-1 1-1 0-2 0-1 0-2z">
              <text:p/>
            </draw:path>
          </draw:g>
          <draw:g>
            <draw:path draw:style-name="gr8" draw:text-style-name="P4" draw:layer="layout" svg:width="2.112cm" svg:height="2.474cm" draw:transform="rotate (-1.5707963267946) translate (14.0109999999983cm 23.6359999999993cm)" svg:viewBox="0 0 2113 2475" svg:d="m2113-28022c-317 0-633 0-950 0-387 454-774 908-1163 1363 0 371 0 742 0 1112 704 0 1408 0 2113 0 0-825 0-1650 0-2475z">
              <text:p/>
            </draw:path>
            <draw:path draw:style-name="gr8" draw:text-style-name="P4" draw:layer="layout" svg:width="2.001cm" svg:height="2.28cm" draw:transform="rotate (-1.5707963267946) translate (13.9409999999978cm 23.6959999999995cm)" svg:viewBox="0 0 2002 2281" svg:d="m1576-25602c6 0 13 0 20 0s12 0 19-1 11 0 18-1 14-1 19-1 13-1 16-2 12-3 19-4 9 0 15-1 11-4 17-5 11-1 14-2 10-4 15-6 8-2 14-6 9-2 15-4 10-4 13-6 8-4 12-6 8-2 13-7 7-3 12-7 8-5 11-8 8-5 11-7 8-5 12-8 9-6 10-10 7-4 10-8 4-6 9-9 5-8 9-12 5-6 8-9 5-6 8-11 7-9 9-12 3-8 6-11 4-8 6-13 6-6 8-11 5-7 5-13 4-9 7-14 3-7 4-12 2-8 6-15 3-9 4-14 3-8 4-15 2-9 4-15 3-11 3-16 3-10 4-16 2-11 3-16 0-9 3-16 0-12 1-17 2-12 3-17 0-12 1-17 2-11 1-19 0-10 1-18 1-11 2-18 2-13 0-20 0-13 0-20c0-149 0-298 0-447 0-191 0-382 0-573 0-133 0-266 0-401 0-4 0-9 0-15s0-10 0-15-1-9-2-14 0-8 0-14-1-7-2-14 0-7-1-12 0-7-3-12 0-8-1-12-1-7-1-12 0-4-3-10-2-8-3-13-3-5-4-8-2-6-3-11-2-5-3-10-2-7-4-8-2-5-3-10-2-5-5-9-2-5-4-8-3-4-4-7-3-2-6-7-3-3-4-7-4-3-6-6-3-3-5-6-3-3-7-7c-1-1-2-2-5-5s-5-4-7-5-4-4-5-6-5-2-7-6-4-1-7-2-5-2-6-5-3-2-7-3-5-2-8-5-6-1-6-2-4-4-9-5-3 0-7-2-5 0-8-3-11-3-17-3-11-1-16-4-11 0-19-3-10 0-17-1-11 0-20-1-13 0-20 0c-2 0-5 0-10 0s-7-1-10-2-6 0-11-1-6 0-11-2-6 0-12-2-7-3-12-4-13-3-24-6-15-4-25-7-19-2-29-7-17-5-27-8-18-2-29-7-17-2-27-4-12-2-16-2-9 0-15-2-9 0-14-1-4 0-7 0-5 0-8 0-7 0-8 0-5 0-6 0-5 0-8 0-5 0-8 0-7 0-14 1-10 2-15 2-9 0-15 3c-1 0-3 0-8 1s-4 0-7 2-5 0-7 4-5 1-8 2-5 0-6 2-6 1-9 4-8 3-12 6-9 7-15 9-10 7-15 8-9 6-15 11-8 7-12 10-9 10-14 14-4 5-7 8-4 4-7 7-5 6-6 8-4 6-7 9-4 6-7 8-5 6-7 8-1 6-5 10-5 5-7 11-4 5-7 8-2 10-5 13-4 5-7 10-2 8-5 12-3 7-6 12-6 9-6 10-4 7-6 14-3 8-6 14-4 8-6 13-2 8-5 14-2 9-5 14-2 11-5 16-2 11-6 15-2 11-5 16-2 11-5 18-2 11-5 16c-2 11-5 23-10 34s-5 22-10 33-7 22-9 32-6 20-10 31-7 18-10 30-7 18-10 29-7 20-12 27-7 17-9 28-8 16-10 25-8 17-12 27-6 15-11 24-8 17-11 24-8 15-11 22-8 13-11 21-8 15-13 22-7 13-11 21-8 14-12 19-8 14-13 21-8 9-13 17-9 14-14 19-9 9-14 17-8 11-12 17-9 11-15 16-10 11-15 15-9 8-14 15-9 10-16 15-10 9-16 15-9 9-16 14-10 10-17 13-12 10-18 13-11 8-18 14-11 8-18 13-11 7-18 11-13 8-20 12-13 7-21 12-13 8-20 11-14 8-21 13-14 8-23 11-16 8-23 12-14 8-22 11-16 6-25 12-15 8-25 11-15 6-25 11-16 8-26 11-19 8-27 13-18 5-28 10-18 8-29 12-18 8-29 11-12 4-15 6-9 4-14 7-9 3-13 5-9 6-14 7-9 5-14 5-6 6-12 8-7 3-12 6-6 5-11 8-7 2-12 5-8 6-11 8-8 4-10 7-7 6-10 8-13 10-20 14-12 13-17 16-10 11-16 16-5 6-8 9-5 7-7 8-4 4-6 7-5 5-8 10-2 5-6 9-4 5-6 8-3 7-6 8-4 5-5 9-4 7-5 10-3 4-5 8-4 7-5 9-4 6-5 8c-2 7-4 14-6 20s-5 13-8 18-3 12-6 19-3 8-2 9 0 5-2 9 0 6-2 10 0 6-3 11-3 6-2 8 0 5-1 10 0 12-3 19 0 13-1 20-2 14-1 20 1 7 0 9 0 5 0 8 0 8 0 11 0 5 0 9 0 7 0 9 0 8 0 11 0 12 1 17 2 14 1 21 0 10 1 18 4 25 5 38 3 24 5 37 6 23 8 34 2 22 5 35 5 21 7 33 3 22 4 31 2 11 4 15 1 9 2 14 0 8 1 13 0 7 1 13 1 8 2 14 0 7 0 10 0 15 0 24 0 13 0 22 0 13 1 18 2 8 1 11 1 5 2 9 2 7 1 8 2 5 2 10 0 5 1 8 2 6 3 8 0 4 1 7 0 6 3 8 1 5 2 8 3 4 4 7 1 2 2 6 1 4 3 7 3 4 5 7 2 4 2 5 3 3 4 6 2 2 5 5 2 3 4 5 4 4 6 6 3 3 4 4 4 4 6 5 3 3 5 5 3 1 6 2 6 3 6 5 5 0 8 2 5 4 6 5 6 2 7 2 4 0 8 2 6 4 7 5 6 2 8 2 5 0 10 2 11 3 17 3 12 1 19 4 13 0 22 3 13 0 22 1 15 0 24 1 16 0 26 0c422 0 844 0 1266 0z">
              <text:p/>
            </draw:path>
            <draw:path draw:style-name="gr8" draw:text-style-name="P4" draw:layer="layout" svg:width="0.107cm" svg:height="0.123cm" draw:transform="rotate (-1.5707963267946) translate (11.9649999999999cm 25.425cm)" svg:viewBox="0 0 108 124" svg:d="m1-23870c0 2 0 4 0 5s0 3 1 5 1 5 0 4 1 2 2 3 0 3 1 5 0 0 1 3 3 6 4 7 2 4 2 7 4 3 5 6 3 2 5 6 4 5 6 4 5 3 6 5 2 0 3 0 3 0 4 1 2 2 3 1 2 1 3 0 3 0 5 1 3 1 3 0 2 0 3 0 3 0 4-1 3-1 4 0 3 0 2-1 3-1 4-1 3-1 4 0 3-4 6-5 2-2 6-4 1-3 4-6 2-4 5-6 3-3 4-7 0-4 2-7 1-1 2-3 0-2 0-5 1-1 2-3 0-2 1-4 1-4 0-5 0-4 0-5 0-3 0-2 0-2 0-5 0-2-1-3-1-2-2-5-2-2 0-3-1-2-2-5 0-6-2-7-3-3-4-7-2-2-5-5-1-1-3-3 0-1-1-2-2 0-4-3-2-1-3-3-1 0-3-1-1 0-2-2-3 0-4-2-2-2-4 0-3 0-2-1-1-1-4-1-2-1-4 0-3 0-3 0c0 0-2 0-3 0s-2 0-5 0-4 0-3 1-2 2-3 1-2 1-4 0-2 1-3 2 0 0-2 2-2 0-4 1-2 0-3 3-1 1-3 3 0 1-1 2-2 3-4 3-2 3-5 5-1 4-2 7-2 4-4 7-1 4-1 5 0 2-1 3-1 3-2 5-2 2 0 3 0 3-1 5-1 2 0 2z">
              <text:p/>
            </draw:path>
          </draw:g>
          <draw:g>
            <draw:path draw:style-name="gr9" draw:text-style-name="P4" draw:layer="layout" svg:width="1.894cm" svg:height="0.912cm" svg:x="11.507cm" svg:y="21.101cm" svg:viewBox="0 0 1895 913" svg:d="m948 913c-316 0-632 0-948 0 0-304 0-608 0-913 629 0 1261 0 1895 0 0 304 0 608 0 913-315 0-630 0-947 0z">
              <text:p/>
            </draw:path>
            <draw:path draw:style-name="gr9" draw:text-style-name="P4" draw:layer="layout" svg:width="1.897cm" svg:height="0cm" svg:x="11.507cm" svg:y="21.9cm" svg:viewBox="0 0 1898 0" svg:d="m0 0c632 0 1265 0 1898 0">
              <text:p/>
            </draw:path>
          </draw:g>
          <draw:g>
            <draw:path draw:style-name="gr3" draw:text-style-name="P4" draw:layer="layout" svg:width="1.196cm" svg:height="1.496cm" svg:x="8.999cm" svg:y="19.261cm" svg:viewBox="0 0 1197 1497" svg:d="m917 105c83 0 167 0 250 0 5 26 10 52 14 79 5 11 11 23 16 35 0 426 0 852 0 1278-398 0-797 0-1197 0 0-426 0-853 0-1282 6-9 12-19 19-31 2-27 4-53 7-79 84 0 169 0 254 0 0-35 0-70 0-105 212 0 424 0 637 0">
              <text:p/>
            </draw:path>
            <draw:path draw:style-name="gr3" draw:text-style-name="P4" draw:layer="layout" svg:width="0.548cm" svg:height="0.063cm" svg:x="9.325cm" svg:y="19.302cm" svg:viewBox="0 0 549 64" svg:d="m549 64c0-21 0-42 0-64-183 0-366 0-549 0 0 21 0 43 0 64">
              <text:p/>
            </draw:path>
            <draw:path draw:style-name="gr3" draw:text-style-name="P4" draw:layer="layout" svg:width="1.151cm" svg:height="0.081cm" svg:x="9.022cm" svg:y="20.656cm" svg:viewBox="0 0 1152 82" svg:d="m1152 0c-383 0-767 0-1152 0 0 26 0 53 0 82 384 0 768 0 1152 0">
              <text:p/>
            </draw:path>
            <draw:path draw:style-name="gr3" draw:text-style-name="P4" draw:layer="layout" svg:width="1.151cm" svg:height="1.137cm" svg:x="9.022cm" svg:y="19.492cm" svg:viewBox="0 0 1152 1138" svg:d="m867 1138c12 0 24 0 35 0 0-16 0-31 0-46 21 0 42 0 63 0 0 0 0 0 0 0 0 0 0-3 0-8s2-4 3-6 2-4 1-5 3-3 5-3 1-2 3-5 3 0 4-1 4-1 5-2 4 0 5 0 1 0 0 0 2 0 6 0 4 1 5 2 3 2 5 1 1 4 4 5 3 2 4 3 0 4 1 5 2 3 2 6 2 5 1 8c20 0 41 0 62 0 0 14 0 29 0 46 23 0 47 0 71 0 0-379 0-758 0-1138-383 0-767 0-1152 0 0 379 0 759 0 1138 30 0 60 0 89 0 0-16 0-31 0-46 21 0 42 0 63 0 0 0 0 0 0 0 0 0 0-3 0-8s1-6 2-6 3-4 2-5 3-3 4-3 1-2 4-5 3 0 5-1 4-1 5-2 3-2 4 0 1 0 0 0 2 0 5 0 4 1 7 2 3 0 4 1 3 3 4 5 2 2 3 3 2 3 3 5 2 3 1 6 2 5 1 8c19 0 40 0 61 0 0 14 0 29 0 46 13 0 27 0 40 0 0-16 0-31 0-46 21 0 42 0 62 0 0 0 0 0 0 0 0 0 0-3 1-8s0-4 1-6 3-4 4-5 1-1 4-3 2-2 3-5 4 0 6-1 4-1 5-2 3-2 6 0 2 0 0 0 1 0 4 0 4 1 6 2 1 0 4 1 5 3 5 5 3 3 3 3c0 0 2 3 3 5s2 3 2 6 2 5 0 8c19 0 39 0 60 0 0 14 0 29 0 46 67 0 135 0 204 0 0-16 0-31 0-46 19 0 40 0 62 0 0 0 0 0 0 0 0 0 0-3 1-8s0-4 0-6 1-4 4-5 3-3 2-3 4-2 6-5 1 0 4-1 3 0 5-2 2 0 4 0 2 0 0 0c3 0 6 0 8 0s1 0 4 2 3 0 5 1 3 3 4 5 3 3 2 3 2 3 3 5 2 3 1 6 1 5 0 8c21 0 42 0 62 0">
              <text:p/>
            </draw:path>
            <draw:path draw:style-name="gr3" draw:text-style-name="P4" draw:layer="layout" svg:width="0.325cm" svg:height="0.358cm" svg:x="9.168cm" svg:y="19.617cm" svg:viewBox="0 0 326 359" svg:d="m164 0c0 0 0 0 0 0 5 0 11 0 16 0s12 1 17 3 12 3 15 5 9 3 15 7 9 4 14 7 10 7 12 9 8 8 14 11 7 8 12 13 7 7 10 11 6 9 9 15 5 8 8 13 6 11 8 16 5 12 5 18 1 11 3 16 3 11 3 17 0 10 1 17c0 0 0 0 0 0 0 6 0 12-1 18s-2 13-3 18-3 14-3 19-4 9-5 15-5 10-8 15-5 11-8 16-5 9-9 14-6 9-10 12-7 10-12 13-9 5-14 9-7 6-12 10-9 7-14 8-9 3-15 6-9 3-15 5-10 0-17 2-10 0-16 1c0 0 0 0 0 0 0 0-9 0-15-1s-10 0-17-2-11-4-14-5-10-3-16-6-9-5-14-8-10-5-13-10-9-5-13-9-8-8-12-13-7-7-12-12-5-9-8-14-6-10-9-16-4-9-7-15-4-11-6-15-4-12-5-19-1-11-2-18 0-11-1-18c0 0 0 0 0 0 0-5 0-10 1-17s2-12 2-17 2-10 5-16 3-12 6-18 4-9 7-16 6-8 9-13 4-10 8-15 8-8 12-11 9-8 12-13 9-6 13-11 7-5 13-9 9-4 14-7 11-5 16-7 8-2 14-5 10-1 17-3">
              <text:p/>
            </draw:path>
            <draw:path draw:style-name="gr3" draw:text-style-name="P4" draw:layer="layout" svg:width="0.322cm" svg:height="0.36cm" svg:x="9.672cm" svg:y="20.128cm" svg:viewBox="0 0 323 361" svg:d="m164 0c0 0 0 0 0 0 5 0 11 0 17 0s10 2 15 3 10 3 15 5 11 6 15 7 10 6 13 8 10 6 13 9 8 7 13 10 8 7 12 12 8 8 9 12 6 10 9 15 7 10 9 15 4 9 6 15 5 11 5 16 3 11 3 17 3 12 4 18 0 11 1 16c0 0 0 0 0 0 0 6 0 13-1 20s-2 11-4 16-3 12-3 18-4 13-5 17-4 11-6 16-6 11-9 14-7 10-9 15-6 7-9 13-8 7-12 11-9 8-13 11-8 5-13 9-7 5-13 9-10 3-15 5-10 3-15 4-11 3-15 3-10 0-17 2c0 0 0 0 0 0-5 0-10-1-17-2s-9-2-15-3-10-2-17-4-11-4-14-5-9-5-14-9-9-6-14-9-10-8-13-11-8-8-12-11-8-8-10-13-6-10-10-15-6-11-9-14-3-11-6-16-3-12-6-17-1-11-4-18-1-10-2-16 0-14-1-20c0 0 0 0 0 0 0-6 0-11 1-16s2-11 2-18 3-12 4-17 4-10 6-16 4-11 6-15 6-11 9-15 7-10 10-15 7-7 10-12 9-7 12-12 8-7 13-10 9-6 14-9 11-5 14-8 10-5 14-7 11-6 17-5 11-3 15-3">
              <text:p/>
            </draw:path>
            <draw:path draw:style-name="gr3" draw:text-style-name="P4" draw:layer="layout" svg:width="0.405cm" svg:height="0.441cm" svg:x="9.131cm" svg:y="20.082cm" svg:viewBox="0 0 406 442" svg:d="m204 0c0 0 0 0 0 0 6 0 13 1 21 2s14 3 19 3 14 3 20 5 14 5 19 9 13 6 17 8 12 7 17 12 12 8 15 11 10 9 14 15 10 11 13 16 8 11 12 18 6 11 9 16 5 13 10 20 4 14 7 20 4 14 5 21 1 14 3 21 0 14 1 23c0 0 0 0 0 0 0 8 0 15-1 22s-2 14-3 21-2 13-5 21-5 14-7 20-5 14-10 20-5 12-9 19-7 13-12 17-8 9-13 16-9 8-14 13-9 10-15 14-10 8-17 13-12 4-17 7-12 4-19 7-13 6-20 7-12 3-19 3-14 2-21 2c0 0 0 0 0 0-6 0-13-1-21-2s-13-2-21-3-11-4-19-7-12-4-19-7-12-6-17-7-10-6-17-13-10-9-16-14-8-8-14-13-11-10-14-16-8-10-12-17-8-13-11-19-3-13-8-20-4-13-7-20-2-13-4-21-2-13-3-21 0-14-1-22c0 0 0 0 0 0 0-7 0-14 1-23s1-13 3-21 3-13 4-21 4-13 7-20 5-12 8-20 8-10 11-16 8-12 12-18 9-11 14-16 10-10 14-15 10-7 16-11 12-8 17-12 11-5 17-8 12-6 19-9 12-4 19-5 14-2 21-3">
              <text:p/>
            </draw:path>
            <draw:path draw:style-name="gr3" draw:text-style-name="P4" draw:layer="layout" svg:width="0.389cm" svg:height="0.426cm" svg:x="9.637cm" svg:y="19.585cm" svg:viewBox="0 0 390 427" svg:d="m193 0c0 0 0 0 0 0 7 0 14 0 20 0s14 1 19 4 14 5 19 5 13 3 18 6 11 5 16 10 12 8 18 11 11 8 15 12 10 10 14 13 8 11 12 15 9 11 12 18 6 10 9 17 5 10 8 18 4 12 7 18 3 14 6 21 1 13 3 21 0 13 0 21c0 0 0 0 0 0 0 8 0 15 0 22s-1 14-3 20-3 14-6 21-4 15-7 21-5 14-8 19-6 12-9 18-7 11-12 16-7 9-12 16-9 9-14 14-10 7-15 13-12 5-18 9-11 8-16 11-12 4-18 7-11 1-19 4-11 3-19 5-13 0-20 1c0 0 0 0 0 0-7 0-13 0-20-1s-13-2-19-5-13-3-18-4-12-4-19-7-12-6-16-11-10-5-16-9-10-7-15-13-10-11-15-14-6-11-11-16-8-11-11-16-7-11-10-18-6-13-9-19-3-12-6-21-2-13-4-21-2-13-3-20 0-13-1-22c0 0 0 0 0 0 0-6 0-13 1-21s2-13 3-21 3-13 4-21 3-12 6-18 6-12 9-18 7-12 10-17 7-12 11-18 6-8 11-15 9-8 15-13 11-9 15-12 11-8 16-11 10-6 16-10 12-3 19-6 11-2 18-5 14-3 19-4">
              <text:p/>
            </draw:path>
          </draw:g>
          <draw:g>
            <draw:path draw:style-name="gr3" draw:text-style-name="P4" draw:layer="layout" svg:width="2.015cm" svg:height="1.107cm" svg:x="10.266cm" svg:y="19.585cm" svg:viewBox="0 0 2016 1108" svg:d="m0 0c671 0 1343 0 2016 0 0 369 0 739 0 1108-671 0-1343 0-2016 0 0-369 0-738 0-1108z">
              <text:p/>
            </draw:path>
            <draw:path draw:style-name="gr3" draw:text-style-name="P4" draw:layer="layout" svg:width="1.967cm" svg:height="1.039cm" svg:x="10.291cm" svg:y="19.62cm" svg:viewBox="0 0 1968 1040" svg:d="m135 1c566 0 1132 0 1698 0 3 0 7 0 10 0s5 0 9 0 6 1 7 2 7 0 9 1 6 2 9 2 6 1 9 3 4 1 7 3 6 3 8 4 3 3 6 4 7 4 8 5 2 3 6 4 6 3 6 5 4 4 5 5 3 4 6 7 3 3 6 6 1 3 4 6 1 4 4 6 1 5 3 6 3 4 4 9 0 4 1 6 2 5 3 8 1 6 2 7 0 4 2 7 2 6 0 9c0 269 0 539 0 808 0 1 0 4 0 7s-1 7-2 9 0 4-2 7-3 6-3 8-1 3-1 6-1 6-4 9-1 3-3 6-3 5-4 6-3 4-4 5-3 4-6 7-4 4-6 7-2 3-5 5-4 5-6 4-5 3-6 5-5 3-8 4-4 1-6 4-6 1-8 5-5 1-7 3-5 3-9 3-5 0-9 1-4 0-9 1-3 2-7 3-6 1-9 0-6 0-10 0c-566 0-1132 0-1698 0-3 0-6 0-10 0s-5 0-9 0-6-1-7-3-5-1-9-1-6-1-9-1-6-1-9-3-4-1-7-3-5-4-7-5-6-3-7-4-5-3-8-4-2-3-6-5-3-2-6-4-4-2-5-5-3-4-6-7-3-4-6-7-1-2-4-5-1-4-4-6-1-5-3-6-3-4-4-9 0-4-1-6-2-5-3-8-1-4-2-7 0-4-2-9 0-4 0-7c0-269 0-538 0-808 0-2 0-5 0-9s1-4 2-7 3-4 2-7 1-5 3-8 1-4 1-6 1-5 4-9 1-3 3-6 3-5 4-6 3-4 4-6 5-4 6-6 4-5 6-7 3-2 5-5 4-4 6-5 5-3 6-4 5-2 8-5 4-2 7-4 4-1 7-4 6-4 7-3 5-2 9-3 5 0 9-2 4 0 9-1 4-1 7-2 6-2 9 0 7 0 10 0z">
              <text:p/>
            </draw:path>
            <draw:path draw:style-name="gr3" draw:text-style-name="P4" draw:layer="layout" svg:width="1.048cm" svg:height="0.946cm" svg:x="10.332cm" svg:y="19.665cm" svg:viewBox="0 0 1049 947" svg:d="m501 947c-10 0-19 0-28 0s-18 0-28-1-18-1-25-1-16-1-25 0-14 0-23-1-16-2-23-3-15-1-21 0-15-1-22-2-11-2-19-3-12-1-20-2-11-2-18-4-10-1-17-3-9-1-16-2-11-2-15-5-9-4-15-5-9-2-15-5-8-2-13-5-9-4-13-5-8-4-12-7-9-4-12-6-8-5-10-9-6-3-11-6-5-5-10-8-5-5-8-8-7-7-8-10-5-6-7-9-3-6-8-9-4-7-7-12-4-6-7-11-2-7-5-11-4-8-5-12-3-7-4-14-2-8-5-13-2-8-3-14-2-8-4-15-2-9-3-15-2-11-3-16-2-12-3-16-1-12-1-18-1-12-3-17 0-11-1-20 0-11-1-18c0-13-1-26-2-41s0-30-1-44-1-29 0-46 0-32 0-48 0-29 1-44 2-28 2-41c0-5 0-11 1-18s2-13 2-20 3-12 2-17 1-10 2-17 3-12 3-17 2-12 3-16 2-11 3-15 3-10 4-15 1-9 4-14 5-9 4-13 3-7 5-14 3-7 6-13 4-8 5-11 5-8 6-10 4-7 7-12 4-5 7-9 6-6 8-9 5-6 9-10 7-7 9-8 7-5 10-9 6-4 10-6 7-5 10-9 7-6 12-6 9-4 12-6 8-5 13-6 8-4 13-4 10-2 14-5 11-4 16-6 10-3 15-4 11-1 17-2 9-2 16-4 14-3 19-3 14-2 19-3 14-1 19-2 14-1 21-2 13 0 22-1 13 0 22-2 14 0 23-1 17-1 24 0 15 0 26-1 17 0 26-1 19-1 28 0 19 0 26 0 19 0 26 1 18 2 25 1 16 1 24 0 16 0 25 1 13 0 22 2 15 0 23 1 15 2 22 2 11 1 19 2 15 2 20 3 12 1 19 3 12 1 19 4 13 1 18 2 12 3 17 4 11 4 16 6 11 5 16 5 8 2 14 4 8 3 15 6 9 4 14 6 8 4 13 6 7 7 11 9 8 5 12 6 7 5 12 9 5 5 10 8 7 7 10 10 7 6 10 9 4 6 8 9 7 7 9 12 3 6 6 10 6 8 8 11 4 8 7 13 5 9 6 14 4 10 7 13 3 8 5 14 2 8 5 15 1 9 5 15 1 11 4 16 1 12 3 17 1 9 3 17 2 11 3 17 3 13 2 20 0 11 1 18 2 14 3 21 0 15 1 21 2 15 1 20 2 15 2 23 2 16 0 23 0 16 0 25 0 17 0 23 0 15 0 23-1 15-2 23 0 13-1 20-1 14-1 21-1 14-1 21-1 11-3 18 0 13-1 20-1 13-3 17-1 11-4 18-1 10-3 16-3 11-4 16-1 10-4 15-2 9-4 15-4 11-7 14-4 10-5 13-4 8-7 14-2 7-5 12-5 6-7 11-5 9-8 11-6 7-9 12-5 5-9 9-3 6-8 9-6 7-9 10-7 8-12 8-5 5-10 8-7 4-12 6-9 5-12 9-9 6-13 6-8 4-13 7-10 5-16 5-7 3-14 5-12 4-16 5-9 4-16 5-9 4-16 5-12 0-18 2-13 3-20 3-11 3-19 4-12 2-19 2-14 1-21 3-13 2-22 2-15 1-22 0-14 1-23 3-15 2-24 1-17 1-24 0-16 0-27 1-16 0-27 1-17 0-26 0z">
              <text:p/>
            </draw:path>
            <draw:path draw:style-name="gr3" draw:text-style-name="P4" draw:layer="layout" svg:width="0.132cm" svg:height="0.114cm" svg:x="11.14cm" svg:y="20.081cm" svg:viewBox="0 0 133 115" svg:d="m67 0c3 0 6 0 8 1s5 0 10 2 5 1 8 2 4 1 7 3 4 3 7 4 3 4 6 5 3 2 7 5 1 4 3 7 2 4 4 6 3 4 3 7 2 6 1 8 0 3 1 7 1 7-1 9 0 3-1 7-2 6-3 7-1 3-4 6-2 4-3 7-5 3-7 5-3 3-6 5-5 3-7 4-5 3-7 4-7 1-8 2-5 1-10 0-7 0-8 1-6 1-9-1-7-1-8 0-6-1-9-2-5-1-7-4-4-3-7-4-5-4-7-5-4-4-5-5-2-5-5-7-3-5-4-6-3-4-3-7-1-4-2-7-2-5-1-9 0-4 1-7 2-5 2-8 3-5 3-7 3-5 4-6 4-4 5-7 2-3 5-5 3-3 7-5 3-3 7-4 6-2 7-3 5-1 9-2 4-1 8-2 5 0 9-1z">
              <text:p/>
            </draw:path>
            <draw:path draw:style-name="gr3" draw:text-style-name="P4" draw:layer="layout" svg:width="0.106cm" svg:height="0.091cm" svg:x="11.155cm" svg:y="20.091cm" svg:viewBox="0 0 107 92" svg:d="m53 0c2 0 4 0 6 1s6 2 7 1 6 2 7 2 5 2 6 3 4 2 6 2 3 3 5 4 3 4 4 6 1 3 4 4 2 3 3 5 1 4 2 6 0 3 3 5 0 6 0 7 0 4 0 7 0 2-3 5-1 3-2 6-2 5-3 6-1 2-4 4-1 3-4 4-4 3-5 6-3 3-6 3-3 0-6 1-4 2-7 3-3 0-7 1-3 0-6 0-5 0-8 0-5 0-6-1-5-2-7-3-3-1-6-1-4-1-5-3-5-4-6-6-1-2-4-4-3-2-4-4-3-3-3-6-1-3-2-6 0-4-1-5-1-4 0-7 0-6 0-7 0-2 1-5 2-5 2-6 2-4 3-5 3-3 4-4 2-3 4-6 3-1 6-4 3-1 5-2 5-2 6-3 6-1 7-2 3 0 6-1 6-1 8-1z">
              <text:p/>
            </draw:path>
            <draw:path draw:style-name="gr3" draw:text-style-name="P4" draw:layer="layout" svg:width="0.741cm" svg:height="0.069cm" svg:x="11.456cm" svg:y="19.666cm" svg:viewBox="0 0 742 70" svg:d="m38 0c220 0 441 0 663 0 2 0 4 0 6 1s4 2 5 1 3 2 4 1 4 2 5 2 3 3 5 2 2 1 3 3 3 3 4 3 3 3 2 4 1 5 3 4 0 1 1 3 2 4 1 5 2 4 1 6 0 0 0 0c0 0 0 1-1 4s-1 3-1 5-1 3-1 4-2 3-3 4-1 2-2 3-2 1-4 3-1 2-3 4-2 1-5 3-2 2-5 2-1 0-4 2-2 0-5 0-4 0-6 0c-220 0-441 0-663 0-1 0-2 0-5 0s-4 0-5 0-2-1-5-2-2-3-4-2-4-2-5-3-3-2-4-4-3-2-3-3-2-3-3-3-3-3-3-4-1-3-1-4-1-2 0-5 0-3 0-4 0-2 0 0 0-2 0-6 0-4 0-5 0-3 1-3 2-2 3-4 1-2 3-4 2-3 3-3 3-2 4-3 1-1 5-2 1-1 4-2 3 0 5-1 4-1 5-1 2 0 5-1z">
              <text:p/>
            </draw:path>
            <draw:path draw:style-name="gr3" draw:text-style-name="P4" draw:layer="layout" svg:width="0.741cm" svg:height="0.068cm" svg:x="11.456cm" svg:y="19.813cm" svg:viewBox="0 0 742 69" svg:d="m38 0c220 0 441 0 663 0 2 0 4 0 6 1s4 1 5 0 3 1 4 2 4 2 5 1 3 2 5 2 2 2 3 3 3 3 4 5 3 3 2 4 0 0 3 3 0 3 1 4 2 3 1 5 2 3 1 4 1 1 0 0 0 2-1 5-1 4-1 5-1 3-1 5 0 1-3 2 0 2-2 4-3 3-4 4-3 3-3 3c0 0-4 2-5 3s-2 0-5 1-1 0-4 1-4 2-5 1-4 2-6 1c-220 0-441 0-663 0-1 0-2 0-5-1s-4-1-5-1-2-1-5-1-2-1-4-1-4-2-5-3-2-1-4-3-2-1-3-4-1-1-3-4-1-1-3-2-1-2-1-5-1-4 0-5 0-2 0-5 0-2 0 0 0-1 0-4 0-4 0-5 0-3 1-4 2-2 3-3 1-2 3-4 2-4 3-5 3-1 4-3 3-1 5-2 1-1 4-1 5-1 5-2 4-2 5 0 4 0 5-1z">
              <text:p/>
            </draw:path>
            <draw:path draw:style-name="gr3" draw:text-style-name="P4" draw:layer="layout" svg:width="0.741cm" svg:height="0.069cm" svg:x="11.456cm" svg:y="19.957cm" svg:viewBox="0 0 742 70" svg:d="m39 0c220 0 441 0 663 0 2 0 4 0 6 0s4 0 5 1 3 2 4 2 4 2 5 2 3 3 5 3 2 1 3 3 3 3 4 3 3 3 2 2 1 3 3 5 0 3 1 5 0 3 1 4 2 3 1 5 0 0 0 0c0 0 0 2-1 5s-1 3-1 4-1 2-1 3-2 3-3 5-1 2-2 5-3 1-4 3-1 1-3 2-2 1-5 3-2 0-5 1-1 0-4 2-2 0-5 1-4 1-6 0c-220 0-441 0-663 0-1 0-2 0-5 0s-4 0-5-1-2-1-5-2-2-2-4-1-4-2-5-3-3-1-4-2-3-2-3-3-2-2-3-5-3-4-3-5 0-1-1-3-1-3 0-4 0-2 0-5 0-2 0 0 0-2 0-5 0-3 0-4 0-2 1-5 2-4 3-5 2-1 3-2 2-2 3-3 3-2 4-3 1-2 5-3 1-1 4-2 3-1 5-2 4-1 5-1 4-1 5 0z">
              <text:p/>
            </draw:path>
            <draw:path draw:style-name="gr3" draw:text-style-name="P4" draw:layer="layout" svg:width="0.741cm" svg:height="0.071cm" svg:x="11.456cm" svg:y="20.103cm" svg:viewBox="0 0 742 72" svg:d="m38 1c220 0 441 0 663 0 2 0 4 0 6 0s4 0 5 1 2 0 4 3 5 0 5 1 3 2 5 3 4 2 3 3 3 2 4 2 3 3 2 4 1 4 3 5 0 3 1 4 2 3 1 4 2 3 1 4 1 1 0 0 0 5-1 6-1 3-1 4-1 3-1 4-2 3-3 4-1 3-2 4-3 3-4 3-3 2-3 2c0 0-4 2-5 3s-4 2-5 2-1 0-4 3-2 0-5 1-4 1-6 0c-220 0-441 0-663 0-1 0-2 0-5 0s-4 0-5-1-4 0-5-3-3-1-4-2-4-2-5-3-2-1-4-2-3-2-3-3-1-1-3-4-1-1-3-4-1-4-1-4c0 0-1-2 0-4s0-4 0-6 0 0 0 0c0 0 0-1 0-4s0-2 0-4 0-2 1-4 2-2 3-5 1-2 3-4 2-3 3-2 3-2 4-3 3-2 5-3 1 0 4-1 3 0 5-3 3 0 5-1 4-1 5 0z">
              <text:p/>
            </draw:path>
            <draw:path draw:style-name="gr3" draw:text-style-name="P4" draw:layer="layout" svg:width="0.741cm" svg:height="0.069cm" svg:x="11.456cm" svg:y="20.25cm" svg:viewBox="0 0 742 70" svg:d="m38 0c220 0 441 0 663 0 2 0 4 0 6 1s4 2 5 1 3 2 4 1 4 2 5 2 3 1 5 3 2 0 3 2 3 3 4 3 3 4 2 5 0 2 3 4 0 3 1 4 2 3 1 4 2 3 1 5 0 0 0 0c0 0 0 1-1 4s-1 3-1 4 0 5-1 6-2 3-3 4-1 2-2 3-2 1-4 3-3 3-3 3c0 0-4 2-5 3s-2 0-5 2-2 0-4 1-4 2-5 1-4 2-6 1c-220 0-441 0-663 0-1 0-2 0-5-1s-4-1-5-1-2-1-5-1-2-1-4-2-4-3-5-3-1-1-4-3-2-1-3-3-2-3-3-3-3-3-3-4-1-4-1-6-1-3 0-4 0-2 0-4 0-2 0 0 0-2 0-5 0-3 0-4 0-2 1-4 3-1 3-4 2-2 3-5 2-1 3-3 3-3 4-2 1-2 5-3 1-1 4-2 3 0 5-1 4-1 5-1 2 0 5-1z">
              <text:p/>
            </draw:path>
            <draw:path draw:style-name="gr3" draw:text-style-name="P4" draw:layer="layout" svg:width="0.741cm" svg:height="0.068cm" svg:x="11.456cm" svg:y="20.396cm" svg:viewBox="0 0 742 69" svg:d="m38 0c220 0 441 0 663 0 2 0 4 0 6 0s4 0 5 1 3 2 4 2 4 0 5 1 3 2 5 3 2 2 3 3 3 3 4 3 3 3 2 4 1 3 3 3 0 2 1 4 2 4 1 6 2 4 1 5 0 0 0 0c0 0 0 1-1 4s-1 4-1 5 0 1-1 4 0 3-3 3-1 3-2 4-2 1-4 3-1 2-3 4-2 1-5 3-2 0-5 1-1 0-4 1-4 2-5 1-4 1-6 0c-220 0-441 0-663 0-1 0-2 0-5 0s-4 0-5-1-2-1-5-1-2-1-4-1-4-2-5-3-3-2-4-4-3-3-3-3c0 0-2-2-3-4s-1-1-3-3-1-2-1-4-1-4 0-5 0-3 0-4 0-1 0 0 0-2 0-5 0-4 0-6 0-3 1-4 2-4 3-3 1-2 3-4 2-3 3-3 3-2 4-3 1-2 5-3 1 0 4-1 5-1 5-2 4-1 5-1 4-1 5 0z">
              <text:p/>
            </draw:path>
            <draw:path draw:style-name="gr3" draw:text-style-name="P4" draw:layer="layout" svg:width="0.741cm" svg:height="0.07cm" svg:x="11.456cm" svg:y="20.543cm" svg:viewBox="0 0 742 71" svg:d="m38 2c220 0 441 0 663 0 2 0 4 0 6 0s4 0 5 0 3 1 4 2 4 2 5 1 3 2 5 3 4 3 3 5 3 3 4 3 3 3 2 2 1 3 3 5 0 3 1 4 2 3 1 5 2 3 1 3 1 1 0 0 0 2-1 7-1 5-1 4-1 3-1 4 0 1-3 4-1 1-2 3-3 3-4 4-3 3-3 3c0 0-4 2-5 1s-2 2-5 3-1 0-4 1-4 2-5 1-4 2-6 1c-220 0-441 0-663 0-1 0-2 0-5-1s-4-1-5-1-2-1-5-1-2-2-4-3-4-1-5-1-3-2-4-3-2-1-3-4-1-1-3-3-3-3-3-4-1-3-1-4-1-3 0-4 0-3 0-7 0 0 0 0c0 0 0-1 0-3s0-2 0-5 0-3 1-4 2-2 3-5 2-1 3-2 2-2 3-3 3-2 4-5 3-1 5-3 1 0 4-1 3 0 5-2 4-3 5 0 4 0 5 0z">
              <text:p/>
            </draw:path>
          </draw:g>
          <draw:g>
            <draw:path draw:style-name="gr3" draw:text-style-name="P4" draw:layer="layout" svg:width="1.098cm" svg:height="1.389cm" svg:x="12.312cm" svg:y="19.303cm" svg:viewBox="0 0 1099 1390" svg:d="m550 1390c-184 0-367 0-550 0 0-463 0-926 0-1390 366 0 732 0 1099 0 0 463 0 927 0 1390-183 0-366 0-549 0z">
              <text:p/>
            </draw:path>
            <draw:path draw:style-name="gr3" draw:text-style-name="P4" draw:layer="layout" svg:width="44.656cm" svg:height="1.389cm" draw:transform="skewX (-1.5404275978099) translate (-32.3449999982626cm 19.303000000053cm)" svg:viewBox="0 0 44657 1390" svg:d="m44657 38606c-14875 463-29683 924-44657 1390">
              <text:p/>
            </draw:path>
            <draw:path draw:style-name="gr3" draw:text-style-name="P4" draw:layer="layout" svg:width="46.856cm" svg:height="1.389cm" draw:transform="skewX (-1.5404275978099) translate (-33.4449999981767cm 19.3030000000556cm)" svg:viewBox="0 0 46857 1390" svg:d="m0 39996c15608-463 31151-924 46857-1390">
              <text:p/>
            </draw:path>
          </draw:g>
          <draw:g>
            <draw:path draw:style-name="gr3" draw:text-style-name="P4" draw:layer="layout" svg:width="4.271cm" svg:height="0.805cm" svg:x="12.736cm" svg:y="15.075cm" svg:viewBox="0 0 4272 806" svg:d="m2137 806c-713 0-1425 0-2137 0 0-268 0-537 0-806 1424 0 2848 0 4272 0 0 268 0 537 0 806-711 0-1422 0-2135 0z">
              <text:p/>
            </draw:path>
            <draw:path draw:style-name="gr3" draw:text-style-name="P4" draw:layer="layout" svg:width="32.082cm" svg:height="0.805cm" draw:transform="skewX (-1.54863064529428) translate (-19.3469999982772cm 15.075000000038cm)" svg:viewBox="0 0 32083 806" svg:d="m32083 30150c-10665 268-21330 536-32083 806">
              <text:p/>
            </draw:path>
            <draw:path draw:style-name="gr3" draw:text-style-name="P4" draw:layer="layout" svg:width="40.63cm" svg:height="0.805cm" draw:transform="skewX (-1.54863064529428) translate (-23.6209999978199cm 15.0750000000482cm)" svg:viewBox="0 0 40631 806" svg:d="m0 30956c13513-268 27026-536 40631-806">
              <text:p/>
            </draw:path>
          </draw:g>
          <draw:g>
            <draw:path draw:style-name="gr3" draw:text-style-name="P4" draw:layer="layout" svg:width="1.454cm" svg:height="2.812cm" svg:x="15.616cm" svg:y="17.891cm" svg:viewBox="0 0 1455 2813" svg:d="m728 2813c-243 0-485 0-728 0 0-937 0-1870 0-2813 485 0 970 0 1455 0 0 937 0 1870 0 2813-242 0-484 0-727 0z">
              <text:p/>
            </draw:path>
            <draw:path draw:style-name="gr3" draw:text-style-name="P4" draw:layer="layout" svg:width="60.49cm" svg:height="2.812cm" draw:transform="skewX (-1.52541776624276) translate (-44.874999998414cm 17.8910000000717cm)" svg:viewBox="0 0 60491 2813" svg:d="m60491 35782c-20149 937-40210 1870-60491 2813">
              <text:p/>
            </draw:path>
            <draw:path draw:style-name="gr3" draw:text-style-name="P4" draw:layer="layout" svg:width="63.402cm" svg:height="2.812cm" draw:transform="skewX (-1.52541776624276) translate (-46.3309999983381cm 17.8910000000752cm)" svg:viewBox="0 0 63403 2813" svg:d="m0 38595c21119-937 42152-1870 63403-2813">
              <text:p/>
            </draw:path>
          </draw:g>
          <draw:path draw:style-name="gr3" draw:text-style-name="P4" draw:layer="layout" svg:width="1.747cm" svg:height="1.966cm" svg:x="8.719cm" svg:y="16.058cm" svg:viewBox="0 0 1748 1967" svg:d="m0 0c583 0 1166 0 1748 0 0 656 0 1312 0 1967-582 0-1165 0-1748 0">
            <text:p/>
          </draw:path>
          <draw:path draw:style-name="gr3" draw:text-style-name="P4" draw:layer="layout" svg:width="0.616cm" svg:height="0.714cm" svg:x="7.829cm" svg:y="17.025cm" svg:viewBox="0 0 617 715" svg:d="m328 163c97 0 194 0 289 0 0 126 0 253 0 380-96 0-192 0-289 0 0 57 0 115 0 172 0 0 0 0 0 0-10 0-21-1-32-2s-22-4-34-6-19-4-30-8-21-9-30-14-20-11-29-14-18-13-27-18-17-11-25-20-16-15-23-24-14-16-22-25-13-17-18-27-12-19-18-31-10-20-13-30-9-21-12-33-7-22-9-34-2-23-4-36 0-23-2-36c0 0 0 0 0 0 0-12 1-24 2-36s3-25 4-37 6-22 9-34 7-22 12-33 8-21 13-32 12-18 18-29 12-20 18-28 15-17 22-25 16-15 23-22 16-15 25-21 18-10 27-17 20-9 29-16 20-6 30-10 20-8 30-9 21-5 34-6 22-3 32-2">
            <text:p/>
          </draw:path>
          <draw:path draw:style-name="gr3" draw:text-style-name="P4" draw:layer="layout" svg:width="0.616cm" svg:height="0.714cm" svg:x="7.872cm" svg:y="16.17cm" svg:viewBox="0 0 617 715" svg:d="m328 163c97 0 194 0 289 0 0 126 0 253 0 380-96 0-192 0-289 0 0 57 0 115 0 172 0 0 0 0 0 0-10 0-21-1-32-2s-22-4-34-6-19-4-30-8-21-9-30-14-20-11-29-14-18-13-27-18-17-11-25-20-16-15-23-24-14-16-22-25-13-17-18-27-12-19-18-31-10-20-13-30-9-21-12-33-7-22-9-34-2-23-4-36 0-23-2-36c0 0 0 0 0 0 0-12 1-24 2-36s3-25 4-37 6-22 9-34 7-22 12-33 8-21 13-32 12-18 18-29 12-20 18-28 15-17 22-25 16-15 23-22 16-15 25-21 18-10 27-17 20-9 29-16 20-6 30-10 20-8 30-9 21-5 34-6 22-3 32-2">
            <text:p/>
          </draw:path>
          <draw:g>
            <draw:path draw:style-name="gr3" draw:text-style-name="P4" draw:layer="layout" svg:width="2.134cm" svg:height="1.27cm" svg:x="13.04cm" svg:y="5.377cm" svg:viewBox="0 0 2135 1271" svg:d="m357 0c-13 0-27 0-43 0s-25 0-39 0-23 0-36 1c-5 0-10 0-16 0s-9 0-16 1-9 0-16 0-7 0-13 1-7 0-14 1-7 0-13 1-7 0-12 1-8 2-11 1-8 0-12 2-4 0-9 3-6 1-10 2-5 2-9 3-7 2-8 3-5 2-8 3-5 2-7 3-4 3-7 4-4 4-7 5-3 3-6 4-2 3-5 5-2 3-5 5-2 5-5 7-4 4-3 6-2 4-4 6-1 5-2 8-3 4-4 8 0 4-2 8 0 5-3 9-1 6-2 9 0 7-2 10 0 6-1 11 0 7-1 11-1 8-1 11-1 10-2 14 0 8 0 13 0 10-1 13-1 10 0 15 0 20-1 31-1 23 0 34 0 24 0 37c0 216 0 433 0 651 0 13 0 26 0 38s0 23 0 34 0 19 1 30c0 4 0 9 0 15s0 11 1 14 0 8 0 13 1 10 2 13 0 6 1 11 0 7 1 12 0 6 1 11 0 6 2 9 3 6 2 9 0 7 3 10 0 4 2 8 3 7 4 8 0 4 2 7 3 6 4 7 2 6 3 7 3 4 5 5 3 2 5 5 3 2 5 5 3 3 6 6 3 2 7 4 6 3 7 3 6 3 7 4 5 3 8 3 6 2 8 2 6 3 9 4 5 0 10 2 5 1 9 2 8 3 12 2 8 2 11 1 8 2 12 1 7 0 13 2 8 0 14 0 7 0 13 1 11 2 16 1 11 1 16 0 11 0 16 1c11 0 23 0 36 0s27 0 39 0 28 0 43 0c592 0 1185 0 1778 0 0-423 0-846 0-1271-592 0-1185 0-1778 0z">
              <text:p/>
            </draw:path>
            <draw:path draw:style-name="gr3" draw:text-style-name="P4" draw:layer="layout" svg:width="1.487cm" svg:height="2.212cm" svg:x="15.432cm" svg:y="6.897cm" svg:viewBox="0 0 1488 2213" svg:d="m0 0c495 0 991 0 1488 0 0 460 0 921 0 1383 0 7 0 15 0 22s0 14 0 21 0 15-1 20-1 14-1 21-1 15 0 20-1 14-2 20 0 13-2 19-2 12-1 19 0 12-3 19-1 11-2 18-1 11-2 17-2 11-3 18 0 11-3 18-1 11-2 17-3 12-4 17-2 13-3 16-2 11-4 16-2 11-4 16-2 10-4 15-2 10-4 16-3 8-4 14-2 11-5 15-3 8-5 14-2 8-5 13-2 9-5 14-2 8-6 14-2 8-5 13-2 9-6 13-2 8-5 12-2 7-6 12-3 8-6 13-5 6-8 11-3 7-6 12-3 7-6 10-6 8-7 12-5 9-8 10-2 7-6 11-6 7-7 9-5 7-9 11-6 7-7 9-4 7-7 10-5 6-9 8-6 7-7 10-5 7-9 8-4 5-7 8-5 7-9 9-5 4-9 7-5 4-8 9-12 9-19 14-10 9-17 14-12 8-18 13-13 9-20 12-12 6-20 12-12 7-19 10-13 7-20 10-12 4-21 8-13 5-21 8-13 6-21 9-13 4-20 6-16 4-23 6-6 3-11 4-8 2-11 2-8 3-11 3-8 2-11 2-7 0-11 2-7 0-11 2-7 0-11 2-7 0-11 2-7 0-12 2-8 0-11 2-8 0-11 1-8 0-11 2-7 2-13 1-8 2-11 1-8 2-11 1-8 1-12 0-8 0-11 1-7 2-13 1-14 0-22 1-14 0-23 0-16 0-23 0-16 0-24 0-14 0-23-1-16-1-23-1-16-1-24-1-16-2-23-3-16-1-22-2-14-3-23-4-16-2-23-3-16-2-23-4-15-2-22-5-15-2-22-5-14-5-22-6-9-2-10-3-8-2-11-4-6-3-11-3-6-2-11-3-6-2-10-5-8-4-11-4-10-5-21-8-13-6-20-10-12-6-21-10-12-6-19-11-13-6-20-11-13-9-18-13-6-4-10-6-8-4-9-6-7-5-10-8-5-4-8-7-6-5-9-6-7-5-8-9-5-4-9-7-5-4-9-9-5-4-8-7-6-6-9-9-7-6-8-9-5-4-8-8-5-7-8-10-5-7-8-9-5-6-7-10-5-7-8-9-5-6-7-11-5-8-7-10-3-6-6-11-5-8-8-10-5-8-7-12-3-6-6-11-3-6-6-12-4-6-7-11-2-9-6-13-3-6-6-11-3-9-6-14-2-8-5-13-2-8-5-13-2-9-6-14-2-8-5-14-2-8-4-13-3-10-4-15-3-8-5-15-3-9-4-14-2-11-5-16-3-10-4-15-3-11-3-16 0-10-3-16-4-12-4-17-3-12-3-17-2-12-3-17-1-10-2-17 0-10-3-18-1-10-2-17-3-13-2-19 0-13-2-19 0-13-1-19-1-12-1-19-1-13-1-20-1-13-2-20-2-13 0-20 0-14-1-21 0-13 0-21c0-460 0-921 0-1383z">
              <text:p/>
            </draw:path>
            <draw:path draw:style-name="gr3" draw:text-style-name="P4" draw:layer="layout" svg:width="1.745cm" svg:height="1.506cm" svg:x="15.175cm" svg:y="5.39cm" svg:viewBox="0 0 1746 1507" svg:d="m1746 1507c-495 0-991 0-1488 0-86-82-172-164-258-247 0-420 0-840 0-1260 334 0 668 0 1003 0 2 0 5 0 10 0s9 0 11 1 8 1 11 0 8 0 11 1 5 0 10 1 7 0 11 1 15 2 22 3 12 2 21 4 14 2 22 5 14 3 22 6 13 4 21 6 17 4 22 7 15 6 22 9 12 4 21 8 17 7 22 10 12 6 21 10 13 7 21 11 13 7 21 11 13 7 20 12 13 8 21 12 15 8 21 13 15 9 20 14 12 8 20 13 12 9 19 15 13 8 19 15 12 12 18 15 12 11 19 16 10 11 17 16 10 10 17 17 11 11 17 16 10 10 16 17 10 11 16 17 11 12 15 18 10 13 15 17 10 12 14 18 8 11 13 18 7 12 13 19 8 11 11 17 8 13 11 18 7 14 11 19 7 12 10 18 5 13 9 19 5 10 7 18 4 14 7 19 3 10 7 18 4 8 3 9 0 4 3 8 1 7 2 10 0 4 3 8 0 7 1 10 0 4 1 8 2 7 1 10 0 4 2 8 0 4 1 8 2 7 1 10 0 4 0 8 0 7 0 9c0 288 0 576 0 863z">
              <text:p/>
            </draw:path>
            <draw:path draw:style-name="gr3" draw:text-style-name="P4" draw:layer="layout" svg:width="3.88cm" svg:height="2.945cm" svg:x="13.04cm" svg:y="5.376cm" svg:viewBox="0 0 3881 2946" svg:d="m357 1c-13 0-27 0-43 0s-25 0-39 0-23 0-36 0-22 0-33 1-20 2-29 1-19 2-26 2-8 0-12 1-8 2-11 1-8 0-12 2-4 0-9 1-5 0-10 3-6 2-9 3-5 0-8 2-5 3-8 3-5 2-7 3-4 3-7 4-4 3-7 3-3 4-6 6-2 3-5 4-2 3-5 5-2 4-5 6-4 4-3 7-2 4-4 6-1 4-2 7-3 6-4 8 0 4-2 8 0 4-3 9-1 6-2 9 0 6-2 10 0 6-1 10 0 6-1 12 0 7-1 11 0 6-2 12 0 8 0 13 0 10-1 14-1 10 0 14c0 10 0 20-1 31s-1 21 0 34 0 26 0 38c969 0 1939 0 2909 0 7 0 14 0 21 0s15 0 20 0 14 0 20 1 12 0 20 1 13 0 20 2 12 0 19 2 12 0 19 2 13 0 20 2 13 3 18 3 13 2 20 3 13 3 18 5 12 3 19 4 12 3 17 4 13 3 18 4 10 2 18 6 11 3 17 5 11 4 17 6 13 4 16 6 12 4 17 7 13 4 16 6 11 4 15 7 11 6 16 8 11 6 15 7 7 4 13 8 11 7 15 9 7 4 13 8 10 7 13 10 9 6 12 9 9 7 12 10 10 7 13 9 9 7 11 11 7 6 11 10 5 6 10 12 5 7 8 10 5 6 10 12 5 8 9 12 6 8 7 12 6 9 7 12 4 8 6 13 3 9 7 14 2 8 4 12 4 9 5 14 3 10 4 15 3 8 4 13 0 9 2 15 0 9 1 15 0 8 2 15 0 10 1 15c0 752 0 1504 0 2255 118 0 236 0 355 0 0-761 0-1521 0-2282 0-4 0-8 0-13s0-9 0-13 0-9 0-13 0-8-1-13 0-6-1-11-1-9 0-13-1-16-3-25-1-14-2-23-3-16-4-24c0-3-1-7-3-12s-1-6-2-11 0-7-1-11 0-6-3-11-2-7-3-12 0-6-3-10-3-15-6-22-3-14-6-21-5-13-7-20-5-13-8-20-5-13-8-20-6-13-10-19-5-13-10-19-5-13-10-19-8-12-11-17-7-10-12-18-8-10-13-16-7-10-12-16-6-7-7-8-4-5-6-8-5-4-8-7-5-5-7-8-4-5-7-7-5-5-8-8-8-8-16-13-11-9-16-14-11-9-16-12-12-8-17-13-13-8-18-12-13-6-19-10-7-4-10-5-5-4-9-7-5-2-10-4-5-2-10-5-6-2-10-5-8-4-11-5-5-2-10-4-7-2-11-5-8-4-11-3-8-2-11-4-8-4-11-5-8-3-11-4-8-3-11-3-7-2-12-4-8-3-12-3-8-2-12-3-9-2-12-4-7 0-12-2-9-3-13-3-9-2-12-3-7 0-12-2-8 0-14-2-7-1-13-2-8 0-13-2-17-2-27-4-19-2-27-3-17 0-28-2-20 0-29-2-20 0-30-1-20-1-29 0c-932 0-1864 0-2797 0z">
              <text:p/>
            </draw:path>
          </draw:g>
          <draw:g>
            <draw:path draw:style-name="gr3" draw:text-style-name="P4" draw:layer="layout" svg:width="1.087cm" svg:height="9.111cm" svg:x="5.998cm" svg:y="14.005cm" svg:viewBox="0 0 1088 9112" svg:d="m1088 4557c0 1516 0 3030 0 4555-363 0-725 0-1088 0 0-3034 0-6071 0-9112 363 0 726 0 1088 0 0 1516 0 3035 0 4557z">
              <text:p/>
            </draw:path>
            <draw:path draw:style-name="gr3" draw:text-style-name="P4" draw:layer="layout" svg:width="245.008cm" svg:height="9.109cm" draw:transform="skewX (-1.53379534665233) translate (-239.01099999213cm 14.0150000002906cm)" svg:viewBox="0 0 245009 9110" svg:d="m245009 28030c-81678 3037-163331 6073-245009 9110">
              <text:p/>
            </draw:path>
            <draw:path draw:style-name="gr3" draw:text-style-name="P4" draw:layer="layout" svg:width="247.184cm" svg:height="9.109cm" draw:transform="skewX (-1.53379534665233) translate (-240.09899999206cm 14.0150000002932cm)" svg:viewBox="0 0 247185 9110" svg:d="m0 37140c82404-3037 164781-6073 247185-9110">
              <text:p/>
            </draw:path>
          </draw:g>
          <draw:g>
            <draw:path draw:style-name="gr3" draw:text-style-name="P4" draw:layer="layout" svg:width="4.225cm" svg:height="0.995cm" svg:x="2.652cm" svg:y="5.178cm" svg:viewBox="0 0 4226 996" svg:d="m2113 996c-705 0-1409 0-2113 0 0-331 0-663 0-996 1408 0 2817 0 4226 0 0 331 0 663 0 996-704 0-1408 0-2113 0z">
              <text:p/>
            </draw:path>
            <draw:path draw:style-name="gr3" draw:text-style-name="P4" draw:layer="layout" svg:width="31.654cm" svg:height="0.995cm" draw:transform="skewX (-1.5430455916879) translate (-29.0029999986415cm 5.17800000003754cm)" svg:viewBox="0 0 31655 996" svg:d="m31655 10356c-10517 331-21068 663-31655 996">
              <text:p/>
            </draw:path>
            <draw:path draw:style-name="gr3" draw:text-style-name="P4" draw:layer="layout" svg:width="40.108cm" svg:height="0.995cm" draw:transform="skewX (-1.5430455916879) translate (-33.2299999982803cm 5.17800000004757cm)" svg:viewBox="0 0 40109 996" svg:d="m0 11352c13333-331 26703-663 40109-996">
              <text:p/>
            </draw:path>
          </draw:g>
          <draw:path draw:style-name="gr9" draw:text-style-name="P4" draw:layer="layout" svg:width="2.055cm" svg:height="2.332cm" svg:x="12.63cm" svg:y="7.551cm" svg:viewBox="0 0 2056 2333" svg:d="m1028 2333c-567 0-1028-522-1028-1167s461-1166 1028-1166 1028 522 1028 1166-461 1167-1028 1167z">
            <text:p/>
          </draw:path>
          <draw:path draw:style-name="gr10" draw:text-style-name="P5" draw:layer="layout" svg:width="1.329cm" svg:height="1.43cm" svg:x="15.704cm" svg:y="12.435cm" svg:viewBox="0 0 1330 1431" svg:d="m0 1431c0-477 0-954 0-1431 443 0 887 0 1330 0 0 477 0 954 0 1431">
            <text:p/>
          </draw:path>
          <draw:path draw:style-name="gr3" draw:text-style-name="P4" draw:layer="layout" svg:width="0.81cm" svg:height="0.987cm" draw:transform="rotate (-0.7853981633973) translate (11.9359999999989cm 6.83200000000032cm)" svg:viewBox="0 0 811 988" svg:d="m430-6993c128 0 254 0 381 0-1 174-1 349 0 527-127-1-252-1-381-1 0 78 0 157 1 237 0 0 0 0 0 0-15 0-28-1-41-3s-29-5-46-9-26-5-40-10-26-14-40-19-24-13-38-20-22-17-35-25-21-19-33-27-20-23-30-33-19-25-28-35-17-23-25-38-15-29-24-42c-4-14-10-28-17-43s-10-29-16-44-6-33-11-48c0-14-1-31-4-50s-1-31-3-49c0 0 0 0 0 0-1-16 0-33 3-50s4-32 4-51c5-14 8-32 11-47s10-31 16-45 11-29 17-44 17-28 24-41 14-26 24-38 20-24 29-35 20-19 30-31 23-18 34-28 23-18 35-24 25-12 38-22c14-3 27-7 39-14s28-8 40-11 29-6 43-9 29-1 43-3">
            <text:p/>
          </draw:path>
          <draw:path draw:style-name="gr3" draw:text-style-name="P4" draw:layer="layout" svg:width="0.81cm" svg:height="0.987cm" svg:x="11.037cm" svg:y="8.348cm" svg:viewBox="0 0 811 988" svg:d="m431 225c127 0 254 0 380 0 0 175 0 351 0 526-126 0-253 0-380 0 0 78 0 157 0 237 0 0 0 0 0 0-13 0-27-1-42-3s-29-6-44-9-27-4-40-10-27-12-40-19-25-13-38-20-22-16-35-25-21-18-33-27-20-22-30-33-20-24-29-35-17-23-24-37-16-29-24-43-10-28-17-42-12-30-16-45-6-32-11-47-2-31-5-50 0-32-3-50c0 0 0 0 0 0 0-16 1-32 3-49s5-34 5-52c4-14 8-30 11-47s9-30 16-45 12-31 17-44 17-26 24-41 15-25 24-38 20-24 29-35 19-19 30-31 23-18 33-28 24-14 35-23 25-14 38-23c14-3 27-7 40-14s27-8 40-11 29-6 44-9 29-1 42-3">
            <text:p/>
          </draw:path>
          <draw:path draw:style-name="gr3" draw:text-style-name="P4" draw:layer="layout" svg:width="0.811cm" svg:height="0.988cm" draw:transform="rotate (0.7853981633973) translate (11.4060000000004cm 10.0770000000004cm)" svg:viewBox="0 0 812 989" svg:d="m432 30607c126 0 252 0 380 1 0 174 0 349 0 526-126 0-253-1-380-1 0 78 0 157 0 238 0 0 0 0 0 0-14-1-28-2-43-4s-29-6-43-9-28-3-41-10-25-12-39-19-24-12-39-20c-9-8-23-17-34-24s-21-19-33-28-22-19-30-32-21-26-31-36-15-24-23-36-16-29-23-44-12-26-18-41-10-30-15-46-10-31-12-46-3-31-5-50 1-32-3-51c0 0 0 0 0 0 0-17 0-31 3-48s5-34 5-52 9-33 12-47 9-30 16-46 10-29 16-44 16-26 24-41 14-26 24-37 20-23 30-35 19-19 30-32 23-19 33-27 22-14 34-23 28-14 39-23 26-6 39-14 28-8 41-11 28-5 43-10c15 0 29-1 42-3">
            <text:p/>
          </draw:path>
          <draw:g>
            <draw:path draw:style-name="gr3" draw:text-style-name="P4" draw:layer="layout" svg:width="1.097cm" svg:height="0.29cm" draw:transform="rotate (1.5707963267946) translate (4.18300000000128cm 9.062cm)" svg:viewBox="0 0 1098 291" svg:d="m546 8525c0 0 0 0 0 0 24-1 49-2 74-3s46-6 69-9 41-6 62-11 38-10 57-16 34-10 51-16 32-12 45-19 26-12 39-18 25-12 36-19 20-10 30-15 16-8 25-14 13-6 20-10 11-4 17-7 8-2 11 0 8 2 9 5 3 10 5 15 1 14 2 21c0 0 0 0 0 0-1 8-2 16-3 25s-6 16-9 24-7 16-13 24-11 16-19 23-14 14-23 22-18 15-28 20-20 12-32 20-24 11-36 17-26 10-39 17-28 9-43 14-30 10-45 13-32 6-48 10-34 4-51 8-34 6-52 6-36 3-55 4-36 0-56 1c0 0 0 0 0 0-18 0-37 0-56-1s-38-2-54-4-35-5-52-8-32-4-49-8-33-8-48-11-31-9-46-13-30-10-42-16-27-11-39-15-22-12-35-19-21-12-32-19-18-13-27-20-14-14-23-22-12-14-18-21-8-16-14-25-6-14-9-22-1-16-2-24c0 0 0 0 0 0 0-6 0-13 1-20s2-8 5-11 6-7 9-6 7-2 11 1 11 4 17 8 12 6 20 10 16 8 24 13 20 12 30 18 21 11 34 16 25 12 39 19 29 13 46 18 32 11 49 16 38 8 57 14 40 7 61 11 44 4 67 7">
              <text:p/>
            </draw:path>
            <draw:path draw:style-name="gr3" draw:text-style-name="P4" draw:layer="layout" svg:width="1.009cm" svg:height="0.533cm" draw:transform="rotate (1.5707963267946) translate (3.7100000000006cm 9.041cm)" svg:viewBox="0 0 1010 534" svg:d="m509 7420c0 0 0 0 0 0 17 0 34 0 51 1s34 3 49 4 33 4 48 7 30 4 46 8 28 6 44 11 27 8 41 13 25 10 38 15 26 11 37 17 22 12 33 18 18 14 28 22 16 14 26 21 14 14 21 23 10 16 17 25 8 16 12 25 7 18 8 27 1 18 2 27c0 0 0 0 0 0 0 9-1 19-2 28s-5 19-8 27-8 18-12 25-10 18-17 26-14 14-21 22-15 16-26 23-18 14-28 22-21 14-33 18-23 12-37 18-25 11-38 16-26 8-41 12-29 8-44 12-30 4-46 8-32 6-48 7-32 2-49 4-34 3-51 2c0 0 0 0 0 0-17 0-34-1-52-2s-35-3-52-4-30-4-47-7-33-5-49-8-28-8-43-12-29-8-43-12-25-10-38-16-26-12-37-18-20-12-32-18-22-13-30-22-16-14-26-23-14-14-21-22-10-16-17-26-8-16-12-25-6-18-7-27-4-18-3-28c0 0 0 0 0 0 1-9 2-18 3-27s4-18 7-27 7-17 12-25 10-17 17-25 14-16 21-23 16-16 26-21 20-14 30-22 21-14 32-18 24-12 37-17 24-10 38-15 28-9 43-13 28-6 43-11 32-5 49-8 30-4 47-7 35-4 52-4">
              <text:p/>
            </draw:path>
            <draw:path draw:style-name="gr3" draw:text-style-name="P4" draw:layer="layout" svg:width="2.825cm" svg:height="0.92cm" draw:transform="rotate (1.5707963267946) translate (2.677cm 9.438cm)" svg:viewBox="0 0 2826 921" svg:d="m0 5354c940 0 1880 0 2820 0 2 0 4 0 6 0 0 307 0 614 0 921-940 0-1880 0-2820 0-2 0-4 0-6 0">
              <text:p/>
            </draw:path>
            <draw:path draw:style-name="gr3" draw:text-style-name="P4" draw:layer="layout" svg:width="1.047cm" svg:height="0.517cm" draw:transform="rotate (1.5707963267946) translate (2.964cm 9.068cm)" svg:viewBox="0 0 1048 518" svg:d="m0 5928c349 0 699 0 1048 0 0 172 0 345 0 518-349 0-698 0-1048 0">
              <text:p/>
            </draw:path>
          </draw:g>
          <draw:g>
            <draw:path draw:style-name="gr3" draw:text-style-name="P4" draw:layer="layout" svg:width="3.412cm" svg:height="0.704cm" svg:x="7.452cm" svg:y="14.005cm" svg:viewBox="0 0 3413 705" svg:d="m3413 353c0 117 0 235 0 352-1138 0-2276 0-3413 0 0-235 0-470 0-705 1138 0 2276 0 3413 0 0 117 0 235 0 353z">
              <text:p/>
            </draw:path>
            <draw:path draw:style-name="gr3" draw:text-style-name="P4" draw:layer="layout" svg:width="36.575cm" svg:height="0.704cm" draw:transform="skewX (-1.55316850134946) translate (-29.1239999975396cm 14.0060000000434cm)" svg:viewBox="0 0 36576 705" svg:d="m36576 28012c-12192 235-24384 470-36576 705">
              <text:p/>
            </draw:path>
            <draw:path draw:style-name="gr3" draw:text-style-name="P4" draw:layer="layout" svg:width="43.401cm" svg:height="0.704cm" draw:transform="skewX (-1.55316850134946) translate (-32.5369999970803cm 14.0060000000515cm)" svg:viewBox="0 0 43402 705" svg:d="m0 28717c14467-235 28935-470 43402-705">
              <text:p/>
            </draw:path>
          </draw:g>
          <draw:g>
            <draw:path draw:style-name="gr3" draw:text-style-name="P4" draw:layer="layout" svg:width="0.363cm" svg:height="0.337cm" svg:x="5.83cm" svg:y="10.884cm" svg:viewBox="0 0 364 338" svg:d="m182 338c-100 0-182-76-182-169s82-169 182-169 182 76 182 169-82 169-182 169z">
              <text:p/>
            </draw:path>
            <draw:path draw:style-name="gr11" draw:text-style-name="P4" draw:layer="layout" svg:width="0.389cm" svg:height="0.285cm" svg:x="5.575cm" svg:y="10.963cm" svg:viewBox="0 0 390 286" svg:d="m0 260c34-34 69-69 104-104 34 26 69 52 104 78 8-78 17-156 26-234 43 34 87 69 130 104 8 60 17 121 26 182-69-8-138-17-208-26-43 0-86 0-130 0-17 0-34 0-52 0z">
              <text:p/>
            </draw:path>
            <draw:path draw:style-name="gr11" draw:text-style-name="P4" draw:layer="layout" svg:width="0.519cm" svg:height="0.389cm" svg:x="5.979cm" svg:y="11.054cm" svg:viewBox="0 0 520 390" svg:d="m0 104c60-34 121-69 182-104 52 43 104 87 156 130 52 8 104 17 157 26 8 78 16 156 25 234-86-52-172-104-259-156-52 0-104 0-157 0-17-34-34-69-51-104-17-8-34-17-53-26z">
              <text:p/>
            </draw:path>
            <draw:path draw:style-name="gr11" draw:text-style-name="P4" draw:layer="layout" svg:width="0.441cm" svg:height="0.441cm" svg:x="5.855cm" svg:y="10.65cm" svg:viewBox="0 0 442 442" svg:d="m0 260c60 60 121 121 182 182 0-43 0-86 0-130 60-17 120-34 181-52 26-86 52-173 79-260-95 26-190 52-287 78-43 60-86 121-129 182-8 0-17 0-26 0z">
              <text:p/>
            </draw:path>
          </draw:g>
          <draw:g>
            <draw:path draw:style-name="gr3" draw:text-style-name="P4" draw:layer="layout" svg:width="0.363cm" svg:height="0.276cm" svg:x="6.924cm" svg:y="10.986cm" svg:viewBox="0 0 364 277" svg:d="m182 277c-100 0-182-63-182-139s82-138 182-138 182 62 182 138-82 139-182 139z">
              <text:p/>
            </draw:path>
            <draw:path draw:style-name="gr11" draw:text-style-name="P4" draw:layer="layout" svg:width="0.389cm" svg:height="0.233cm" svg:x="6.669cm" svg:y="11.051cm" svg:viewBox="0 0 390 234" svg:d="m0 212c34-27 69-55 104-85 34 22 69 43 104 64 8-64 17-128 26-191 43 28 87 56 130 85 8 49 17 99 26 149-69-7-138-14-208-22-43 0-86 0-130 0-17 0-34 0-52 0z">
              <text:p/>
            </draw:path>
            <draw:path draw:style-name="gr11" draw:text-style-name="P4" draw:layer="layout" svg:width="0.519cm" svg:height="0.318cm" svg:x="7.073cm" svg:y="11.125cm" svg:viewBox="0 0 520 319" svg:d="m0 85c60-28 121-56 182-85 52 35 104 71 156 106 52 7 104 15 157 22 8 63 16 127 25 191-86-43-172-85-259-128-52 0-104 0-157 0-17-27-34-55-51-85-17-6-34-13-53-21z">
              <text:p/>
            </draw:path>
            <draw:path draw:style-name="gr11" draw:text-style-name="P4" draw:layer="layout" svg:width="0.441cm" svg:height="0.36cm" svg:x="6.949cm" svg:y="10.795cm" svg:viewBox="0 0 442 361" svg:d="m0 213c60 49 121 99 182 148 0-35 0-70 0-106 60-14 120-28 181-42 26-71 52-142 79-213-95 21-190 43-287 64-43 49-86 99-129 149-8 0-17 0-26 0z">
              <text:p/>
            </draw:path>
          </draw:g>
          <draw:g>
            <draw:path draw:style-name="gr3" draw:text-style-name="P4" draw:layer="layout" svg:width="0.363cm" svg:height="0.337cm" svg:x="10.67cm" svg:y="5.479cm" svg:viewBox="0 0 364 338" svg:d="m182 338c-100 0-182-76-182-169s82-169 182-169 182 76 182 169-82 169-182 169z">
              <text:p/>
            </draw:path>
            <draw:path draw:style-name="gr11" draw:text-style-name="P4" draw:layer="layout" svg:width="0.389cm" svg:height="0.285cm" svg:x="10.415cm" svg:y="5.558cm" svg:viewBox="0 0 390 286" svg:d="m0 260c34-34 69-69 104-104 34 26 69 52 104 78 8-78 17-156 26-234 43 34 87 69 130 104 8 60 17 121 26 182-69-8-138-17-208-26-43 0-86 0-130 0-17 0-34 0-52 0z">
              <text:p/>
            </draw:path>
            <draw:path draw:style-name="gr11" draw:text-style-name="P4" draw:layer="layout" svg:width="0.519cm" svg:height="0.389cm" svg:x="10.819cm" svg:y="5.649cm" svg:viewBox="0 0 520 390" svg:d="m0 104c60-34 121-69 182-104 52 43 104 87 156 130 52 8 104 17 157 26 8 78 16 156 25 234-86-52-172-104-259-156-52 0-104 0-157 0-17-34-34-69-51-104-17-8-34-17-53-26z">
              <text:p/>
            </draw:path>
            <draw:path draw:style-name="gr11" draw:text-style-name="P4" draw:layer="layout" svg:width="0.441cm" svg:height="0.441cm" svg:x="10.695cm" svg:y="5.245cm" svg:viewBox="0 0 442 442" svg:d="m0 260c60 60 121 121 182 182 0-43 0-86 0-130 60-17 120-34 181-52 26-86 52-173 79-260-95 26-190 52-287 78-43 60-86 121-129 182-8 0-17 0-26 0z">
              <text:p/>
            </draw:path>
          </draw:g>
          <draw:g>
            <draw:path draw:style-name="gr3" draw:text-style-name="P4" draw:layer="layout" svg:width="0.656cm" svg:height="0.506cm" svg:x="11.675cm" svg:y="5.797cm" svg:viewBox="0 0 657 507" svg:d="m328 507c-180 0-328-114-328-253s148-254 328-254 329 114 329 254-148 253-329 253z">
              <text:p/>
            </draw:path>
            <draw:path draw:style-name="gr11" draw:text-style-name="P4" draw:layer="layout" svg:width="0.703cm" svg:height="0.429cm" svg:x="11.215cm" svg:y="5.915cm" svg:viewBox="0 0 704 430" svg:d="m0 391c61-51 124-103 188-156 61 39 124 78 187 117 15-117 31-234 47-352 78 51 156 104 235 157 14 90 30 181 47 273-125-12-250-25-376-39-77 0-155 0-234 0-31 0-62 0-94 0z">
              <text:p/>
            </draw:path>
            <draw:path draw:style-name="gr11" draw:text-style-name="P4" draw:layer="layout" svg:width="0.937cm" svg:height="0.585cm" svg:x="11.944cm" svg:y="6.052cm" svg:viewBox="0 0 938 586" svg:d="m0 156c108-51 217-103 328-156 94 65 188 130 282 195 93 12 188 25 283 39 14 118 29 235 45 352-155-78-310-156-467-234-94 0-189 0-284 0-30-51-61-103-92-157-30-12-62-25-95-39z">
              <text:p/>
            </draw:path>
            <draw:path draw:style-name="gr11" draw:text-style-name="P4" draw:layer="layout" svg:width="0.797cm" svg:height="0.663cm" svg:x="11.72cm" svg:y="5.445cm" svg:viewBox="0 0 798 664" svg:d="m0 391c108 90 218 181 329 273 0-64 0-129 0-195 108-26 217-52 326-78 47-130 95-260 143-391-172 39-345 78-518 117-78 90-156 181-233 274-14 0-30 0-47 0z">
              <text:p/>
            </draw:path>
          </draw:g>
          <draw:measure draw:style-name="gr12" draw:text-style-name="P7" draw:layer="measurelines" svg:x1="2.45cm" svg:y1="4.84cm" svg:x2="17.065cm" svg:y2="4.842cm">
            <text:p text:style-name="P6">7,75 m</text:p>
          </draw:measure>
          <draw:measure draw:style-name="gr13" draw:text-style-name="P7" draw:layer="measurelines" svg:x1="17.571cm" svg:y1="5.186cm" svg:x2="17.594cm" svg:y2="25.638cm">
            <text:p text:style-name="P6"><text:measure text:kind="gap"/>10,5 m<text:measure text:kind="gap"/></text:p>
          </draw:measure>
          <draw:measure draw:style-name="gr14" draw:text-style-name="P7" draw:layer="measurelines" svg:x1="17.039cm" svg:y1="25.929cm" svg:x2="7.541cm" svg:y2="25.929cm">
            <text:p text:style-name="P6">5,00 m<text:measure text:kind="gap"/></text:p>
          </draw:measure>
          <draw:g>
            <draw:path draw:style-name="gr3" draw:text-style-name="P4" draw:layer="layout" svg:width="0.267cm" svg:height="0.433cm" svg:x="16.3cm" svg:y="10.565cm" svg:viewBox="0 0 268 434" svg:d="m134 434c-73 0-134-99-134-218s61-216 134-216 134 97 134 216-60 218-134 218z">
              <text:p/>
            </draw:path>
            <draw:path draw:style-name="gr11" draw:text-style-name="P4" draw:layer="layout" svg:width="0.286cm" svg:height="0.365cm" svg:x="16.113cm" svg:y="10.667cm" svg:viewBox="0 0 287 366" svg:d="m0 332c25-43 51-87 76-133 25 34 51 67 77 100 6-100 12-200 19-299 32 44 64 88 95 133 6 77 13 155 20 233-51-11-102-22-153-34-32 0-64 0-96 0-12 0-25 0-38 0z">
              <text:p/>
            </draw:path>
            <draw:path draw:style-name="gr11" draw:text-style-name="P4" draw:layer="layout" svg:width="0.381cm" svg:height="0.499cm" svg:x="16.41cm" svg:y="10.782cm" svg:viewBox="0 0 382 500" svg:d="m0 134c44-44 88-86 134-134 38 55 76 111 114 166 38 11 77 23 116 35 6 98 12 198 18 299-63-67-126-134-190-201-39 0-77 0-116 0-12-42-24-86-37-133-13-9-26-19-39-32z">
              <text:p/>
            </draw:path>
            <draw:path draw:style-name="gr11" draw:text-style-name="P4" draw:layer="layout" svg:width="0.324cm" svg:height="0.564cm" svg:x="16.319cm" svg:y="10.266cm" svg:viewBox="0 0 325 565" svg:d="m0 334c44 76 88 153 133 231 0-54 0-109 0-166 45-22 90-44 134-65 19-112 38-221 58-334-70 33-140 67-211 100-32 77-64 155-95 234-6 0-12 0-19 0z">
              <text:p/>
            </draw:path>
          </draw:g>
          <draw:g>
            <draw:rect draw:style-name="gr6" draw:text-style-name="P3" draw:layer="layout" svg:width="0.523cm" svg:height="1.96cm" draw:transform="rotate (1.5707963267946) translate (8.398cm 26.165cm)">
              <text:p/>
            </draw:rect>
            <draw:g>
              <draw:path draw:style-name="gr3" draw:text-style-name="P4" draw:layer="layout" svg:width="0.477cm" svg:height="0.164cm" draw:transform="rotate (1.5707963267946) translate (8.382cm 26.132cm)" svg:viewBox="0 0 478 165" svg:d="m239 16929c-79 0-158 0-239 0 0-55 0-110 0-165 159 0 319 0 478 0 0 55 0 110 0 165-79 0-158 0-239 0z">
                <text:p/>
              </draw:path>
              <draw:path draw:style-name="gr7" draw:text-style-name="P5" draw:layer="layout" svg:width="0cm" svg:height="1.665cm" svg:x="8.536cm" svg:y="25.887cm" svg:viewBox="0 0 0 1666" svg:d="m0 17072c0 555 0 1111 0 1666">
                <text:p/>
              </draw:path>
              <draw:path draw:style-name="gr3" draw:text-style-name="P4" draw:layer="layout" svg:width="0.477cm" svg:height="0.165cm" draw:transform="rotate (1.5707963267946) translate (10.175cm 26.132cm)" svg:viewBox="0 0 478 166" svg:d="m239 20516c-79 0-158 0-239 0 0-55 0-110 0-166 159 0 319 0 478 0 0 55 0 111 0 166-79 0-158 0-239 0z">
                <text:p/>
              </draw:path>
              <draw:path draw:style-name="gr3" draw:text-style-name="P4" draw:layer="layout" svg:width="0.477cm" svg:height="0.164cm" draw:transform="rotate (1.5707963267946) translate (8.382cm 26.132cm)" svg:viewBox="0 0 478 165" svg:d="m239 16929c-79 0-158 0-239 0 0-55 0-110 0-165 159 0 319 0 478 0 0 55 0 110 0 165-79 0-158 0-239 0z">
                <text:p/>
              </draw:path>
            </draw:g>
          </draw:g>
          <draw:g>
            <draw:path draw:style-name="gr3" draw:text-style-name="P4" draw:layer="layout" svg:width="1.022cm" svg:height="1.679cm" svg:x="2.469cm" svg:y="9.984cm" svg:viewBox="0 0 1023 1680" svg:d="m512 1680c-171 0-341 0-512 0 0-559 0-1119 0-1680 341 0 682 0 1023 0 0 559 0 1119 0 1680-170 0-340 0-511 0z">
              <text:p/>
            </draw:path>
            <draw:path draw:style-name="gr3" draw:text-style-name="P4" draw:layer="layout" svg:width="35.972cm" svg:height="1.679cm" draw:transform="skewX (-1.52541776624276) translate (-33.5039999990569cm 9.98400000004266cm)" svg:viewBox="0 0 35973 1680" svg:d="m35973 19968c-11969 559-23938 1118-35973 1680">
              <text:p/>
            </draw:path>
            <draw:path draw:style-name="gr3" draw:text-style-name="P4" draw:layer="layout" svg:width="38.018cm" svg:height="1.679cm" draw:transform="skewX (-1.52541776624276) translate (-34.5269999990034cm 9.98400000004509cm)" svg:viewBox="0 0 38019 1680" svg:d="m0 21648c12651-559 25302-1118 38019-1680">
              <text:p/>
            </draw:path>
          </draw:g>
          <draw:g>
            <draw:path draw:style-name="gr3" draw:text-style-name="P4" draw:layer="layout" svg:width="1.43cm" svg:height="1.435cm" svg:x="7.529cm" svg:y="19.302cm" svg:viewBox="0 0 1431 1436" svg:d="m716 1436c-240 0-479 0-716 0 0-478 0-957 0-1436 476 0 956 0 1431 0 0 478 0 957 0 1436-239 0-477 0-715 0z">
              <text:p/>
            </draw:path>
            <draw:path draw:style-name="gr3" draw:text-style-name="P4" draw:layer="layout" svg:width="60.418cm" svg:height="1.435cm" draw:transform="skewX (-1.54758344774308) translate (-52.8899999969127cm 19.3020000000717cm)" svg:viewBox="0 0 60419 1436" svg:d="m60419 38604c-20112 478-40178 955-60419 1436">
              <text:p/>
            </draw:path>
            <draw:path draw:style-name="gr3" draw:text-style-name="P4" draw:layer="layout" svg:width="63.282cm" svg:height="1.435cm" draw:transform="skewX (-1.54758344774308) translate (-54.3219999967662cm 19.3020000000751cm)" svg:viewBox="0 0 63283 1436" svg:d="m0 40040c21064-478 42089-955 63283-1436">
              <text:p/>
            </draw:path>
          </draw:g>
          <draw:line draw:style-name="gr4" draw:text-style-name="P3" draw:layer="layout" svg:x1="10.019cm" svg:y1="11.959cm" svg:x2="10.019cm" svg:y2="4.904cm">
            <text:p/>
          </draw:line>
          <draw:g>
            <draw:path draw:style-name="gr3" draw:text-style-name="P4" draw:layer="layout" svg:width="2.819cm" svg:height="4.109cm" svg:x="6.914cm" svg:y="5.203cm" svg:viewBox="0 0 2820 4110" svg:d="m1410 4110c-470 0-940 0-1410 0 0-1370 0-2740 0-4110 940 0 1880 0 2820 0 0 1370 0 2740 0 4110-470 0-940 0-1410 0z">
              <text:p/>
            </draw:path>
            <draw:path draw:style-name="gr3" draw:text-style-name="P4" draw:layer="layout" svg:width="2.675cm" svg:height="3.939cm" svg:x="6.986cm" svg:y="5.288cm" svg:viewBox="0 0 2676 3940" svg:d="m1338 3940c-446 0-892 0-1338 0 0-1312 0-2625 0-3940 892 0 1784 0 2676 0 0 1312 0 2625 0 3940-446 0-892 0-1338 0z">
              <text:p/>
            </draw:path>
            <draw:path draw:style-name="gr3" draw:text-style-name="P4" draw:layer="layout" svg:width="1.188cm" svg:height="1.183cm" svg:x="8.398cm" svg:y="5.386cm" svg:viewBox="0 0 1189 1184" svg:d="m0 179c0-5 0-10 0-15s0-10 1-13 2-9 1-14 0-8 2-13 0-6 2-11 0-8 2-12 0-6 2-11 3-5 4-10 2-6 3-11 3-5 4-8 3-3 4-7 4-5 5-8 2-6 4-8 4-4 6-7 4-3 7-5 2-3 5-5 6-4 7-5 4-2 7-4 5-3 8-3 6-2 8-4 5 0 8-1 5 0 9-3 5 0 9 0 7 0 10 0c86 0 172 0 259 0 144 0 289 0 436 0 85 0 171 0 257 0 3 0 7 0 10 0s7 0 10 0 6 1 8 3 6 0 8 1 5 0 9 4 6 2 7 3 4 3 7 4 4 3 7 5 4 5 7 5 3 3 5 5 3 3 6 7 3 5 6 8 2 5 3 8 2 2 6 7 2 5 3 8 3 7 4 11 2 9 3 10 0 5 2 11 0 7 3 12 0 6 1 11 0 7 2 13 0 8 1 14 0 8 0 13 0 7 0 15c0 77 0 156 0 235 0 118 0 236 0 355 0 79 0 159 0 238 0 3 0 8 0 13s0 7 0 13 0 8-1 14-1 8-2 13 0 7-1 12 0 5-3 11-1 8-2 11-3 7-3 10-2 7-4 10-2 7-3 9-2 5-6 8-2 5-3 8-3 4-6 6-3 4-6 7-2 4-5 5-5 4-7 6-4 4-7 5-5 0-7 3-4 5-7 4-4 0-9 3-5 1-8 2-4 0-8 2-7 2-10 0-6 0-10 1c-86 0-172 0-257 0-145 0-290 0-436 0-86 0-172 0-259 0-3 0-6 0-10-1s-4 0-9 0-5-1-9-2-5-1-8-2-5 0-8-3-5-4-8-4-4 0-7-3-4-2-7-5-2-3-5-6-5-2-7-5-3-3-6-7-2-3-4-6-4-7-5-8-3-5-4-8-3-6-4-9-2-6-3-10-3-5-4-10-1-8-2-11 0-6-2-11 0-8-2-12 0-8-2-13 0-9-1-14-1-9-1-13-1-9 0-13c0-277 0-553 0-828z">
              <text:p/>
            </draw:path>
            <draw:path draw:style-name="gr3" draw:text-style-name="P4" draw:layer="layout" svg:width="1.189cm" svg:height="1.182cm" svg:x="7.06cm" svg:y="5.386cm" svg:viewBox="0 0 1190 1183" svg:d="m1 179c0-5 0-10 0-15s0-10 0-13 0-9 1-14 0-8 2-13 0-6 1-11 2-9 3-12 1-6 2-11 2-5 3-10 3-6 4-11 2-5 3-8 3-5 6-7 2-5 3-8 3-5 6-8 3-3 6-7 3-4 5-5 6-4 7-5 4-4 7-5 4-2 7-4 4-3 7-3 4 0 9-4 5 0 8-1 4 0 8-3 7 0 10 0 7 0 10 0c86 0 172 0 257 0 146 0 292 0 437 0 86 0 172 0 259 0 3 0 7 0 10 0s6 0 8 0 4 0 9 3 5 0 9 1 5 0 8 4 5 2 8 3 6 3 7 4 4 3 7 5 3 3 5 5 3 2 6 5 2 3 6 7 3 5 5 8 5 6 5 8 3 4 5 7 3 5 4 8 3 7 4 11 0 6 2 10 2 5 3 11 0 7 2 12 1 6 2 11 0 7 2 13 0 8 0 14 0 8 1 13 0 7 0 15c0 77 0 156 0 235 0 118 0 236 0 355 0 79 0 159 0 238 0 3 0 8 0 13s0 7-1 13 0 8 0 14-1 8-2 13 0 7-2 12 0 5-2 11-2 7-3 11-1 7-2 10-3 7-4 10-2 7-4 9-3 5-5 8-4 6-5 8-2 3-5 6-3 4-6 7-2 3-6 5-2 4-5 6-5 4-7 5-5 0-7 3-5 5-8 4-4 0-8 3-5 1-9 2-5 1-9 2-5 0-8 0-6 0-10 1c-86 0-172 0-259 0-145 0-290 0-437 0-85 0-170 0-257 0-3 0-6 0-10-1s-6-1-10 0-5-1-8-2-5 0-8-2-5 0-9-3-6-4-7-4-4-2-7-3-5-2-7-5-4-2-7-6-2-2-5-5-3-2-6-7c-1-1-3-3-6-6s-2-5-3-8-3-5-6-8-2-6-3-9-2-6-4-10-2-5-3-10-1-8-2-11 0-6-3-11 0-9-1-12-1-8-2-13 0-9-1-14-1-9 0-13 0-9 0-13c0-277 0-553 0-828z">
              <text:p/>
            </draw:path>
            <draw:path draw:style-name="gr3" draw:text-style-name="P4" draw:layer="layout" svg:width="2.527cm" svg:height="2.856cm" svg:x="7.061cm" svg:y="6.274cm" svg:viewBox="0 0 2528 2857" svg:d="m0 985c223-329 446-657 669-985 396 0 792 0 1189 0 223 328 447 656 670 985 0 624 0 1248 0 1872-842 0-1685 0-2528 0 0-624 0-1248 0-1872z">
              <text:p/>
            </draw:path>
            <draw:path draw:style-name="gr3" draw:text-style-name="P4" draw:layer="layout" svg:width="0.669cm" svg:height="0.984cm" svg:x="8.919cm" svg:y="6.274cm" svg:viewBox="0 0 670 985" svg:d="m0 0c0 328 0 656 0 985 223 0 447 0 670 0-223-329-446-657-670-985z">
              <text:p/>
            </draw:path>
            <draw:path draw:style-name="gr3" draw:text-style-name="P4" draw:layer="layout" svg:width="0.667cm" svg:height="0.984cm" svg:x="7.061cm" svg:y="6.274cm" svg:viewBox="0 0 668 985" svg:d="m668 0c0 328 0 656 0 985-222 0-445 0-668 0 222-329 445-657 668-985z">
              <text:p/>
            </draw:path>
          </draw:g>
          <draw:g>
            <draw:rect draw:style-name="gr5" draw:text-style-name="P3" draw:layer="layout" svg:width="1.443cm" svg:height="0.526cm" draw:transform="rotate (-1.57079632679579) translate (11.475cm 22.153cm)">
              <text:p/>
            </draw:rect>
            <draw:g>
              <draw:path draw:style-name="gr3" draw:text-style-name="P4" draw:layer="layout" svg:width="-0.477cm" svg:height="-0.151cm" svg:x="11.521cm" svg:y="22.13cm" svg:viewBox="0 0 -478 -152" svg:d="m239-44260c79 0 159 0 239 0 0 51 0 102 0 152-159 0-318 0-478 0 0-51 0-101 0-152 79 0 159 0 239 0z">
                <text:p/>
              </draw:path>
              <draw:path draw:style-name="gr3" draw:text-style-name="P4" draw:layer="layout" svg:width="-0.477cm" svg:height="-0.151cm" svg:x="11.521cm" svg:y="22.13cm" svg:viewBox="0 0 -478 -152" svg:d="m239-44260c79 0 159 0 239 0 0 51 0 102 0 152-159 0-318 0-478 0 0-51 0-101 0-152 79 0 159 0 239 0z">
                <text:p/>
              </draw:path>
              <draw:path draw:style-name="gr3" draw:text-style-name="P4" draw:layer="layout" svg:width="-0.477cm" svg:height="-0.151cm" svg:x="11.521cm" svg:y="23.776cm" svg:viewBox="0 0 -478 -152" svg:d="m239-47552c79 0 159 0 239 0 0 51 0 102 0 152-159 0-318 0-478 0 0-51 0-101 0-152 79 0 159 0 239 0z">
                <text:p/>
              </draw:path>
              <draw:path draw:style-name="gr3" draw:text-style-name="P4" draw:layer="layout" svg:width="-1.069cm" svg:height="-1.128cm" svg:x="12.294cm" svg:y="23.666cm" svg:viewBox="0 0 -1070 -1129" svg:d="m1037-47296c11 11 22 23 33 35-334 353-668 706-1003 1058-22-23-44-46-67-71 334-352 668-705 1003-1058 11 11 23 23 34 36z">
                <text:p/>
              </draw:path>
              <draw:path draw:style-name="gr3" draw:text-style-name="P4" draw:layer="layout" svg:width="-0.98cm" svg:height="-0.43cm" svg:x="12.25cm" svg:y="22.565cm" svg:viewBox="0 0 -981 -431" svg:d="m981-44699c-366 0-718-94-981-431">
                <text:p/>
              </draw:path>
            </draw:g>
          </draw:g>
          <draw:g>
            <draw:rect draw:style-name="gr5" draw:text-style-name="P3" draw:layer="layout" svg:width="1.443cm" svg:height="0.526cm" draw:transform="rotate (-1.57079632679579) translate (7.475cm 12.224cm)">
              <text:p/>
            </draw:rect>
            <draw:g>
              <draw:path draw:style-name="gr3" draw:text-style-name="P4" draw:layer="layout" svg:width="-0.477cm" svg:height="-0.151cm" svg:x="7.521cm" svg:y="12.201cm" svg:viewBox="0 0 -478 -152" svg:d="m239-24402c79 0 159 0 239 0 0 51 0 102 0 152-159 0-318 0-478 0 0-51 0-101 0-152 79 0 159 0 239 0z">
                <text:p/>
              </draw:path>
              <draw:path draw:style-name="gr3" draw:text-style-name="P4" draw:layer="layout" svg:width="-0.477cm" svg:height="-0.151cm" svg:x="7.521cm" svg:y="12.201cm" svg:viewBox="0 0 -478 -152" svg:d="m239-24402c79 0 159 0 239 0 0 51 0 102 0 152-159 0-318 0-478 0 0-51 0-101 0-152 79 0 159 0 239 0z">
                <text:p/>
              </draw:path>
              <draw:path draw:style-name="gr3" draw:text-style-name="P4" draw:layer="layout" svg:width="-0.477cm" svg:height="-0.151cm" svg:x="7.521cm" svg:y="13.847cm" svg:viewBox="0 0 -478 -152" svg:d="m239-27694c79 0 159 0 239 0 0 51 0 102 0 152-159 0-318 0-478 0 0-51 0-101 0-152 79 0 159 0 239 0z">
                <text:p/>
              </draw:path>
              <draw:path draw:style-name="gr3" draw:text-style-name="P4" draw:layer="layout" svg:width="-1.069cm" svg:height="-1.128cm" svg:x="8.294cm" svg:y="13.737cm" svg:viewBox="0 0 -1070 -1129" svg:d="m1037-27438c11 11 22 23 33 35-334 353-668 706-1003 1058-22-23-44-46-67-71 334-352 668-705 1003-1058 11 11 23 23 34 36z">
                <text:p/>
              </draw:path>
              <draw:path draw:style-name="gr3" draw:text-style-name="P4" draw:layer="layout" svg:width="-0.98cm" svg:height="-0.43cm" svg:x="8.25cm" svg:y="12.636cm" svg:viewBox="0 0 -981 -431" svg:d="m981-24841c-366 0-718-94-981-431">
                <text:p/>
              </draw:path>
            </draw:g>
          </draw:g>
          <draw:g>
            <draw:path draw:style-name="gr3" draw:text-style-name="P4" draw:layer="layout" svg:width="0.267cm" svg:height="0.433cm" svg:x="16.431cm" svg:y="9.663cm" svg:viewBox="0 0 268 434" svg:d="m134 434c-73 0-134-99-134-218s61-216 134-216 134 97 134 216-60 218-134 218z">
              <text:p/>
            </draw:path>
            <draw:path draw:style-name="gr11" draw:text-style-name="P4" draw:layer="layout" svg:width="0.286cm" svg:height="0.365cm" svg:x="16.244cm" svg:y="9.765cm" svg:viewBox="0 0 287 366" svg:d="m0 332c25-43 51-87 76-133 25 34 51 67 77 100 6-100 12-200 19-299 32 44 64 88 95 133 6 77 13 155 20 233-51-11-102-22-153-34-32 0-64 0-96 0-12 0-25 0-38 0z">
              <text:p/>
            </draw:path>
            <draw:path draw:style-name="gr11" draw:text-style-name="P4" draw:layer="layout" svg:width="0.381cm" svg:height="0.499cm" svg:x="16.541cm" svg:y="9.88cm" svg:viewBox="0 0 382 500" svg:d="m0 134c44-44 88-86 134-134 38 55 76 111 114 166 38 11 77 23 116 35 6 98 12 198 18 299-63-67-126-134-190-201-39 0-77 0-116 0-12-42-24-86-37-133-13-9-26-19-39-32z">
              <text:p/>
            </draw:path>
            <draw:path draw:style-name="gr11" draw:text-style-name="P4" draw:layer="layout" svg:width="0.324cm" svg:height="0.564cm" svg:x="16.45cm" svg:y="9.364cm" svg:viewBox="0 0 325 565" svg:d="m0 334c44 76 88 153 133 231 0-54 0-109 0-166 45-22 90-44 134-65 19-112 38-221 58-334-70 33-140 67-211 100-32 77-64 155-95 234-6 0-12 0-19 0z">
              <text:p/>
            </draw:path>
          </draw:g>
          <draw:g>
            <draw:path draw:style-name="gr3" draw:text-style-name="P4" draw:layer="layout" svg:width="0.267cm" svg:height="0.433cm" svg:x="2.766cm" svg:y="17.574cm" svg:viewBox="0 0 268 434" svg:d="m134 434c-73 0-134-99-134-218s61-216 134-216 134 97 134 216-60 218-134 218z">
              <text:p/>
            </draw:path>
            <draw:path draw:style-name="gr11" draw:text-style-name="P4" draw:layer="layout" svg:width="0.286cm" svg:height="0.365cm" svg:x="2.579cm" svg:y="17.676cm" svg:viewBox="0 0 287 366" svg:d="m0 332c25-43 51-87 76-133 25 34 51 67 77 100 6-100 12-200 19-299 32 44 64 88 95 133 6 77 13 155 20 233-51-11-102-22-153-34-32 0-64 0-96 0-12 0-25 0-38 0z">
              <text:p/>
            </draw:path>
            <draw:path draw:style-name="gr11" draw:text-style-name="P4" draw:layer="layout" svg:width="0.381cm" svg:height="0.499cm" svg:x="2.876cm" svg:y="17.791cm" svg:viewBox="0 0 382 500" svg:d="m0 134c44-44 88-86 134-134 38 55 76 111 114 166 38 11 77 23 116 35 6 98 12 198 18 299-63-67-126-134-190-201-39 0-77 0-116 0-12-42-24-86-37-133-13-9-26-19-39-32z">
              <text:p/>
            </draw:path>
            <draw:path draw:style-name="gr11" draw:text-style-name="P4" draw:layer="layout" svg:width="0.324cm" svg:height="0.564cm" svg:x="2.785cm" svg:y="17.275cm" svg:viewBox="0 0 325 565" svg:d="m0 334c44 76 88 153 133 231 0-54 0-109 0-166 45-22 90-44 134-65 19-112 38-221 58-334-70 33-140 67-211 100-32 77-64 155-95 234-6 0-12 0-19 0z">
              <text:p/>
            </draw:path>
          </draw:g>
          <draw:g>
            <draw:path draw:style-name="gr3" draw:text-style-name="P4" draw:layer="layout" svg:width="0.267cm" svg:height="0.433cm" svg:x="2.751cm" svg:y="18.715cm" svg:viewBox="0 0 268 434" svg:d="m134 434c-73 0-134-99-134-218s61-216 134-216 134 97 134 216-60 218-134 218z">
              <text:p/>
            </draw:path>
            <draw:path draw:style-name="gr11" draw:text-style-name="P4" draw:layer="layout" svg:width="0.286cm" svg:height="0.365cm" svg:x="2.564cm" svg:y="18.817cm" svg:viewBox="0 0 287 366" svg:d="m0 332c25-43 51-87 76-133 25 34 51 67 77 100 6-100 12-200 19-299 32 44 64 88 95 133 6 77 13 155 20 233-51-11-102-22-153-34-32 0-64 0-96 0-12 0-25 0-38 0z">
              <text:p/>
            </draw:path>
            <draw:path draw:style-name="gr11" draw:text-style-name="P4" draw:layer="layout" svg:width="0.381cm" svg:height="0.499cm" svg:x="2.861cm" svg:y="18.932cm" svg:viewBox="0 0 382 500" svg:d="m0 134c44-44 88-86 134-134 38 55 76 111 114 166 38 11 77 23 116 35 6 98 12 198 18 299-63-67-126-134-190-201-39 0-77 0-116 0-12-42-24-86-37-133-13-9-26-19-39-32z">
              <text:p/>
            </draw:path>
            <draw:path draw:style-name="gr11" draw:text-style-name="P4" draw:layer="layout" svg:width="0.324cm" svg:height="0.564cm" svg:x="2.77cm" svg:y="18.416cm" svg:viewBox="0 0 325 565" svg:d="m0 334c44 76 88 153 133 231 0-54 0-109 0-166 45-22 90-44 134-65 19-112 38-221 58-334-70 33-140 67-211 100-32 77-64 155-95 234-6 0-12 0-19 0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marker draw:name="Arrow" svg:viewBox="0 0 200 400" svg:d="m100 0 100 400h-200z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Andale WT UI', 'MS Mincho', 'HG Mincho L', 'MS PGothic', 'Arial Unicode MS'" style:font-pitch-asian="variable" style:font-size-asian="12pt" style:language-asian="zxx" style:country-asian="none" style:font-family-complex="'Simplified Arabic', 'Andale WT UI', 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-image-width="0cm" draw:fill-image-he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Linux OpenOffice.org_project/680m206$Build-9132</meta:generator>
    <dc:title>Floor Plan</dc:title>
    <dc:description>Example of a floor plan</dc:description>
    <meta:initial-creator>Peter Thielmann</meta:initial-creator>
    <meta:creation-date>1998-03-19T12:52:46</meta:creation-date>
    <dc:date>2007-03-27T10:20:10</dc:date>
    <meta:print-date>0-00-00T00:00:00</meta:print-date>
    <dc:language>en-US</dc:language>
    <meta:editing-cycles>6</meta:editing-cycles>
    <meta:editing-duration>PT8M33S</meta:editing-duration>
    <meta:user-defined meta:name="Info 0"/>
    <meta:user-defined meta:name="Info 1"/>
    <meta:user-defined meta:name="Info 2"/>
    <meta:user-defined meta:name="Info 3"/>
    <meta:document-statistic meta:object-count="279"/>
  </office:meta>
</office:document-meta>
</file>